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000000" fo:font-size="14pt" style:font-size-asian="14pt"/>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text-properties style:text-line-through-style="solid" style:text-line-through-width="auto" style:text-line-through-color="font-color" style:text-line-through-mode="continuous" style:text-line-through-type="single"/>
    </style:style>
    <style:style style:name="P5" style:parent-style-name="Standard" style:family="paragraph">
      <style:text-properties style:text-line-through-style="solid" style:text-line-through-width="auto" style:text-line-through-color="font-color" style:text-line-through-mode="continuous" style:text-line-through-type="single"/>
    </style:style>
    <style:style style:name="P6" style:parent-style-name="Standard" style:family="paragraph">
      <style:text-properties style:text-line-through-style="solid" style:text-line-through-width="auto" style:text-line-through-color="font-color" style:text-line-through-mode="continuous" style:text-line-through-type="single"/>
    </style:style>
    <style:style style:name="P7" style:parent-style-name="Standard" style:family="paragraph">
      <style:text-properties style:text-line-through-style="solid" style:text-line-through-width="auto" style:text-line-through-color="font-color" style:text-line-through-mode="continuous" style:text-line-through-type="single"/>
    </style:style>
    <style:style style:name="P8" style:parent-style-name="Standard" style:family="paragraph">
      <style:text-properties style:text-line-through-style="solid" style:text-line-through-width="auto" style:text-line-through-color="font-color" style:text-line-through-mode="continuous" style:text-line-through-type="single"/>
    </style:style>
    <style:style style:name="P9" style:parent-style-name="Standard" style:family="paragraph">
      <style:text-properties style:text-line-through-style="solid" style:text-line-through-width="auto" style:text-line-through-color="font-color" style:text-line-through-mode="continuous" style:text-line-through-type="single"/>
    </style:style>
    <style:style style:name="P10" style:parent-style-name="Standard" style:family="paragraph">
      <style:text-properties style:text-line-through-style="solid" style:text-line-through-width="auto" style:text-line-through-color="font-color" style:text-line-through-mode="continuous" style:text-line-through-type="single"/>
    </style:style>
    <style:style style:name="P11" style:parent-style-name="Standard" style:family="paragraph">
      <style:text-properties style:text-line-through-style="solid" style:text-line-through-width="auto" style:text-line-through-color="font-color" style:text-line-through-mode="continuous" style:text-line-through-type="single"/>
    </style:style>
    <style:style style:name="P12" style:parent-style-name="Standard" style:family="paragraph">
      <style:text-properties style:text-line-through-style="solid" style:text-line-through-width="auto" style:text-line-through-color="font-color" style:text-line-through-mode="continuous" style:text-line-through-type="single"/>
    </style:style>
    <style:style style:name="P13" style:parent-style-name="Standard" style:family="paragraph">
      <style:text-properties style:text-line-through-style="solid" style:text-line-through-width="auto" style:text-line-through-color="font-color" style:text-line-through-mode="continuous" style:text-line-through-type="single"/>
    </style:style>
    <style:style style:name="P14" style:parent-style-name="Standard" style:family="paragraph">
      <style:text-properties style:text-line-through-style="solid" style:text-line-through-width="auto" style:text-line-through-color="font-color" style:text-line-through-mode="continuous" style:text-line-through-type="single"/>
    </style:style>
    <style:style style:name="P15" style:parent-style-name="Standard" style:family="paragraph">
      <style:paragraph-properties>
        <style:tab-stops>
          <style:tab-stop style:type="left" style:position="3.5048in"/>
        </style:tab-stops>
      </style:paragraph-properties>
      <style:text-properties style:text-line-through-style="solid" style:text-line-through-width="auto" style:text-line-through-color="font-color" style:text-line-through-mode="continuous" style:text-line-through-type="single"/>
    </style:style>
    <style:style style:name="P16" style:parent-style-name="Standard" style:family="paragraph">
      <style:text-properties style:text-line-through-style="solid" style:text-line-through-width="auto" style:text-line-through-color="font-color" style:text-line-through-mode="continuous" style:text-line-through-type="single"/>
    </style:style>
    <style:style style:name="P17" style:parent-style-name="Standard" style:family="paragraph">
      <style:text-properties style:text-line-through-style="solid" style:text-line-through-width="auto" style:text-line-through-color="font-color" style:text-line-through-mode="continuous" style:text-line-through-type="single"/>
    </style:style>
    <style:style style:name="P18" style:parent-style-name="Standard" style:family="paragraph">
      <style:text-properties style:text-line-through-style="solid" style:text-line-through-width="auto" style:text-line-through-color="font-color" style:text-line-through-mode="continuous" style:text-line-through-type="single"/>
    </style:style>
    <style:style style:name="P19" style:parent-style-name="Standard" style:family="paragraph">
      <style:text-properties style:text-line-through-style="solid" style:text-line-through-width="auto" style:text-line-through-color="font-color" style:text-line-through-mode="continuous" style:text-line-through-type="single"/>
    </style:style>
    <style:style style:name="P20" style:parent-style-name="Standard" style:family="paragraph">
      <style:text-properties style:text-line-through-style="solid" style:text-line-through-width="auto" style:text-line-through-color="font-color" style:text-line-through-mode="continuous" style:text-line-through-type="single"/>
    </style:style>
    <style:style style:name="P21" style:parent-style-name="Standard" style:family="paragraph">
      <style:text-properties style:text-line-through-style="solid" style:text-line-through-width="auto" style:text-line-through-color="font-color" style:text-line-through-mode="continuous" style:text-line-through-type="single"/>
    </style:style>
    <style:style style:name="P22" style:parent-style-name="Standard" style:family="paragraph">
      <style:text-properties style:text-line-through-style="solid" style:text-line-through-width="auto" style:text-line-through-color="font-color" style:text-line-through-mode="continuous" style:text-line-through-type="single"/>
    </style:style>
    <style:style style:name="P23" style:parent-style-name="Standard" style:family="paragraph">
      <style:text-properties style:text-line-through-style="solid" style:text-line-through-width="auto" style:text-line-through-color="font-color" style:text-line-through-mode="continuous" style:text-line-through-type="single"/>
    </style:style>
    <style:style style:name="P24" style:parent-style-name="Standard" style:family="paragraph">
      <style:text-properties style:text-line-through-style="solid" style:text-line-through-width="auto" style:text-line-through-color="font-color" style:text-line-through-mode="continuous" style:text-line-through-type="single"/>
    </style:style>
    <style:style style:name="P25" style:parent-style-name="Standard" style:family="paragraph">
      <style:text-properties style:text-line-through-style="solid" style:text-line-through-width="auto" style:text-line-through-color="font-color" style:text-line-through-mode="continuous" style:text-line-through-type="single"/>
    </style:style>
    <style:style style:name="P26" style:parent-style-name="Standard" style:family="paragraph">
      <style:text-properties style:text-line-through-style="solid" style:text-line-through-width="auto" style:text-line-through-color="font-color" style:text-line-through-mode="continuous" style:text-line-through-type="single"/>
    </style:style>
    <style:style style:name="P27" style:parent-style-name="Standard" style:family="paragraph">
      <style:text-properties style:text-line-through-style="solid" style:text-line-through-width="auto" style:text-line-through-color="font-color" style:text-line-through-mode="continuous" style:text-line-through-type="single"/>
    </style:style>
    <style:style style:name="P28" style:parent-style-name="Standard" style:family="paragraph">
      <style:text-properties style:text-line-through-style="solid" style:text-line-through-width="auto" style:text-line-through-color="font-color" style:text-line-through-mode="continuous" style:text-line-through-type="single"/>
    </style:style>
    <style:style style:name="P29" style:parent-style-name="Standard" style:family="paragraph">
      <style:text-properties style:text-line-through-style="solid" style:text-line-through-width="auto" style:text-line-through-color="font-color" style:text-line-through-mode="continuous" style:text-line-through-type="single"/>
    </style:style>
    <style:style style:name="P30" style:parent-style-name="Standard" style:family="paragraph">
      <style:text-properties style:text-line-through-style="solid" style:text-line-through-width="auto" style:text-line-through-color="font-color" style:text-line-through-mode="continuous" style:text-line-through-type="single"/>
    </style:style>
    <style:style style:name="P31" style:parent-style-name="Standard" style:family="paragraph">
      <style:text-properties style:text-line-through-style="solid" style:text-line-through-width="auto" style:text-line-through-color="font-color" style:text-line-through-mode="continuous" style:text-line-through-type="single"/>
    </style:style>
    <style:style style:name="P32" style:parent-style-name="Standard" style:family="paragraph">
      <style:text-properties style:text-line-through-style="solid" style:text-line-through-width="auto" style:text-line-through-color="font-color" style:text-line-through-mode="continuous" style:text-line-through-type="single"/>
    </style:style>
    <style:style style:name="P33" style:parent-style-name="Standard" style:family="paragraph">
      <style:text-properties style:text-line-through-style="solid" style:text-line-through-width="auto" style:text-line-through-color="font-color" style:text-line-through-mode="continuous" style:text-line-through-type="single"/>
    </style:style>
    <style:style style:name="P34" style:parent-style-name="Standard" style:family="paragraph">
      <style:text-properties style:text-line-through-style="solid" style:text-line-through-width="auto" style:text-line-through-color="font-color" style:text-line-through-mode="continuous" style:text-line-through-type="single"/>
    </style:style>
    <style:style style:name="P35" style:parent-style-name="Standard" style:family="paragraph">
      <style:text-properties style:text-line-through-style="solid" style:text-line-through-width="auto" style:text-line-through-color="font-color" style:text-line-through-mode="continuous" style:text-line-through-type="single"/>
    </style:style>
    <style:style style:name="P36" style:parent-style-name="Standard" style:family="paragraph">
      <style:text-properties style:text-line-through-style="solid" style:text-line-through-width="auto" style:text-line-through-color="font-color" style:text-line-through-mode="continuous" style:text-line-through-type="single"/>
    </style:style>
    <style:style style:name="P37" style:parent-style-name="Standard" style:family="paragraph">
      <style:text-properties style:text-line-through-style="solid" style:text-line-through-width="auto" style:text-line-through-color="font-color" style:text-line-through-mode="continuous" style:text-line-through-type="single"/>
    </style:style>
    <style:style style:name="P38" style:parent-style-name="Standard" style:family="paragraph">
      <style:text-properties style:text-line-through-style="solid" style:text-line-through-width="auto" style:text-line-through-color="font-color" style:text-line-through-mode="continuous" style:text-line-through-type="single"/>
    </style:style>
    <style:style style:name="P39" style:parent-style-name="Standard" style:family="paragraph">
      <style:text-properties style:text-line-through-style="solid" style:text-line-through-width="auto" style:text-line-through-color="font-color" style:text-line-through-mode="continuous" style:text-line-through-type="single"/>
    </style:style>
    <style:style style:name="P40" style:parent-style-name="Standard" style:family="paragraph">
      <style:text-properties style:text-line-through-style="solid" style:text-line-through-width="auto" style:text-line-through-color="font-color" style:text-line-through-mode="continuous" style:text-line-through-type="single"/>
    </style:style>
    <style:style style:name="P41" style:parent-style-name="Standard" style:family="paragraph">
      <style:text-properties style:text-line-through-style="solid" style:text-line-through-width="auto" style:text-line-through-color="font-color" style:text-line-through-mode="continuous" style:text-line-through-type="single"/>
    </style:style>
    <style:style style:name="P42" style:parent-style-name="Standard" style:family="paragraph">
      <style:text-properties style:text-line-through-style="solid" style:text-line-through-width="auto" style:text-line-through-color="font-color" style:text-line-through-mode="continuous" style:text-line-through-type="single"/>
    </style:style>
    <style:style style:name="P43" style:parent-style-name="Standard" style:family="paragraph">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P44" style:parent-style-name="Standard" style:family="paragraph">
      <style:text-properties style:text-line-through-style="solid" style:text-line-through-width="auto" style:text-line-through-color="font-color" style:text-line-through-mode="continuous" style:text-line-through-type="single"/>
    </style:style>
    <style:style style:name="P45" style:parent-style-name="Standard" style:family="paragraph">
      <style:text-properties style:text-line-through-style="solid" style:text-line-through-width="auto" style:text-line-through-color="font-color" style:text-line-through-mode="continuous" style:text-line-through-type="single"/>
    </style:style>
    <style:style style:name="P46" style:parent-style-name="Standard" style:family="paragraph">
      <style:text-properties style:text-line-through-style="solid" style:text-line-through-width="auto" style:text-line-through-color="font-color" style:text-line-through-mode="continuous" style:text-line-through-type="single"/>
    </style:style>
    <style:style style:name="P47" style:parent-style-name="Standard" style:family="paragraph">
      <style:text-properties style:text-line-through-style="solid" style:text-line-through-width="auto" style:text-line-through-color="font-color" style:text-line-through-mode="continuous" style:text-line-through-type="single"/>
    </style:style>
    <style:style style:name="P48" style:parent-style-name="Standard" style:family="paragraph">
      <style:text-properties style:text-line-through-style="solid" style:text-line-through-width="auto" style:text-line-through-color="font-color" style:text-line-through-mode="continuous" style:text-line-through-type="single"/>
    </style:style>
    <style:style style:name="P49" style:parent-style-name="Standard" style:family="paragraph">
      <style:text-properties style:text-line-through-style="solid" style:text-line-through-width="auto" style:text-line-through-color="font-color" style:text-line-through-mode="continuous" style:text-line-through-type="single"/>
    </style:style>
    <style:style style:name="P50" style:parent-style-name="Standard" style:family="paragraph">
      <style:text-properties style:text-line-through-style="solid" style:text-line-through-width="auto" style:text-line-through-color="font-color" style:text-line-through-mode="continuous" style:text-line-through-type="single"/>
    </style:style>
    <style:style style:name="P51" style:parent-style-name="Standard" style:family="paragraph">
      <style:text-properties style:text-line-through-style="solid" style:text-line-through-width="auto" style:text-line-through-color="font-color" style:text-line-through-mode="continuous" style:text-line-through-type="single"/>
    </style:style>
    <style:style style:name="P52" style:parent-style-name="Standard" style:family="paragraph">
      <style:text-properties style:text-line-through-style="solid" style:text-line-through-width="auto" style:text-line-through-color="font-color" style:text-line-through-mode="continuous" style:text-line-through-type="single"/>
    </style:style>
    <style:style style:name="P53" style:parent-style-name="Standard" style:family="paragraph">
      <style:text-properties style:text-line-through-style="solid" style:text-line-through-width="auto" style:text-line-through-color="font-color" style:text-line-through-mode="continuous" style:text-line-through-type="single"/>
    </style:style>
    <style:style style:name="P54" style:parent-style-name="Standard" style:family="paragraph">
      <style:text-properties style:text-line-through-style="solid" style:text-line-through-width="auto" style:text-line-through-color="font-color" style:text-line-through-mode="continuous" style:text-line-through-type="single"/>
    </style:style>
    <style:style style:name="P55" style:parent-style-name="Standard" style:family="paragraph">
      <style:text-properties style:text-line-through-style="solid" style:text-line-through-width="auto" style:text-line-through-color="font-color" style:text-line-through-mode="continuous" style:text-line-through-type="single"/>
    </style:style>
    <style:style style:name="P56" style:parent-style-name="Standard" style:family="paragraph">
      <style:text-properties style:text-line-through-style="solid" style:text-line-through-width="auto" style:text-line-through-color="font-color" style:text-line-through-mode="continuous" style:text-line-through-type="single"/>
    </style:style>
    <style:style style:name="P57" style:parent-style-name="Standard" style:family="paragraph">
      <style:text-properties style:text-line-through-style="solid" style:text-line-through-width="auto" style:text-line-through-color="font-color" style:text-line-through-mode="continuous" style:text-line-through-type="single"/>
    </style:style>
    <style:style style:name="P58" style:parent-style-name="Standard" style:family="paragraph">
      <style:text-properties style:text-line-through-style="solid" style:text-line-through-width="auto" style:text-line-through-color="font-color" style:text-line-through-mode="continuous" style:text-line-through-type="single"/>
    </style:style>
    <style:style style:name="P59" style:parent-style-name="Standard" style:family="paragraph">
      <style:text-properties style:text-line-through-style="solid" style:text-line-through-width="auto" style:text-line-through-color="font-color" style:text-line-through-mode="continuous" style:text-line-through-type="single"/>
    </style:style>
    <style:style style:name="P60" style:parent-style-name="Standard" style:family="paragraph">
      <style:text-properties style:text-line-through-style="solid" style:text-line-through-width="auto" style:text-line-through-color="font-color" style:text-line-through-mode="continuous" style:text-line-through-type="single"/>
    </style:style>
    <style:style style:name="P61" style:parent-style-name="Standard" style:family="paragraph">
      <style:text-properties style:text-line-through-style="solid" style:text-line-through-width="auto" style:text-line-through-color="font-color" style:text-line-through-mode="continuous" style:text-line-through-type="single"/>
    </style:style>
    <style:style style:name="P62" style:parent-style-name="Standard" style:family="paragraph">
      <style:text-properties style:text-line-through-style="solid" style:text-line-through-width="auto" style:text-line-through-color="font-color" style:text-line-through-mode="continuous" style:text-line-through-type="single"/>
    </style:style>
    <style:style style:name="P63" style:parent-style-name="Standard" style:family="paragraph">
      <style:text-properties style:text-line-through-style="solid" style:text-line-through-width="auto" style:text-line-through-color="font-color" style:text-line-through-mode="continuous" style:text-line-through-type="single"/>
    </style:style>
    <style:style style:name="P64" style:parent-style-name="Standard" style:family="paragraph">
      <style:text-properties style:text-line-through-style="solid" style:text-line-through-width="auto" style:text-line-through-color="font-color" style:text-line-through-mode="continuous" style:text-line-through-type="single"/>
    </style:style>
    <style:style style:name="P65" style:parent-style-name="Standard" style:family="paragraph">
      <style:text-properties style:text-line-through-style="solid" style:text-line-through-width="auto" style:text-line-through-color="font-color" style:text-line-through-mode="continuous" style:text-line-through-type="single"/>
    </style:style>
    <style:style style:name="P66" style:parent-style-name="Standard" style:family="paragraph">
      <style:text-properties style:text-line-through-style="solid" style:text-line-through-width="auto" style:text-line-through-color="font-color" style:text-line-through-mode="continuous" style:text-line-through-type="single"/>
    </style:style>
    <style:style style:name="P67" style:parent-style-name="Standard" style:family="paragraph">
      <style:text-properties style:text-line-through-style="solid" style:text-line-through-width="auto" style:text-line-through-color="font-color" style:text-line-through-mode="continuous" style:text-line-through-type="single"/>
    </style:style>
    <style:style style:name="T68" style:parent-style-name="DefaultParagraphFont" style:family="text">
      <style:text-properties style:text-line-through-style="solid" style:text-line-through-width="auto" style:text-line-through-color="font-color" style:text-line-through-mode="continuous" style:text-line-through-type="single"/>
    </style:style>
    <style:style style:name="P69" style:parent-style-name="Standard" style:family="paragraph">
      <style:text-properties style:text-line-through-style="solid" style:text-line-through-width="auto" style:text-line-through-color="font-color" style:text-line-through-mode="continuous" style:text-line-through-type="single"/>
    </style:style>
    <style:style style:name="P70" style:parent-style-name="Standard" style:family="paragraph">
      <style:text-properties style:text-line-through-style="solid" style:text-line-through-width="auto" style:text-line-through-color="font-color" style:text-line-through-mode="continuous" style:text-line-through-type="single"/>
    </style:style>
    <style:style style:name="P71" style:parent-style-name="Standard" style:family="paragraph">
      <style:text-properties style:text-line-through-style="solid" style:text-line-through-width="auto" style:text-line-through-color="font-color" style:text-line-through-mode="continuous" style:text-line-through-type="single"/>
    </style:style>
    <style:style style:name="P72" style:parent-style-name="Standard" style:family="paragraph">
      <style:text-properties style:text-line-through-style="solid" style:text-line-through-width="auto" style:text-line-through-color="font-color" style:text-line-through-mode="continuous" style:text-line-through-type="single"/>
    </style:style>
    <style:style style:name="P73" style:parent-style-name="Standard" style:family="paragraph">
      <style:text-properties style:text-line-through-style="solid" style:text-line-through-width="auto" style:text-line-through-color="font-color" style:text-line-through-mode="continuous" style:text-line-through-type="single"/>
    </style:style>
    <style:style style:name="P74" style:parent-style-name="Standard" style:family="paragraph">
      <style:text-properties style:text-line-through-style="solid" style:text-line-through-width="auto" style:text-line-through-color="font-color" style:text-line-through-mode="continuous" style:text-line-through-type="single"/>
    </style:style>
    <style:style style:name="P75" style:parent-style-name="Standard" style:family="paragraph">
      <style:text-properties style:text-line-through-style="solid" style:text-line-through-width="auto" style:text-line-through-color="font-color" style:text-line-through-mode="continuous" style:text-line-through-type="single"/>
    </style:style>
    <style:style style:name="P76" style:parent-style-name="Standard" style:family="paragraph">
      <style:text-properties style:text-line-through-style="solid" style:text-line-through-width="auto" style:text-line-through-color="font-color" style:text-line-through-mode="continuous" style:text-line-through-type="single"/>
    </style:style>
    <style:style style:name="P77" style:parent-style-name="Standard" style:family="paragraph">
      <style:text-properties style:text-line-through-style="solid" style:text-line-through-width="auto" style:text-line-through-color="font-color" style:text-line-through-mode="continuous" style:text-line-through-type="single"/>
    </style:style>
    <style:style style:name="P78" style:parent-style-name="Standard" style:family="paragraph">
      <style:text-properties style:text-line-through-style="solid" style:text-line-through-width="auto" style:text-line-through-color="font-color" style:text-line-through-mode="continuous" style:text-line-through-type="single"/>
    </style:style>
    <style:style style:name="P79" style:parent-style-name="Standard" style:family="paragraph">
      <style:text-properties style:text-line-through-style="solid" style:text-line-through-width="auto" style:text-line-through-color="font-color" style:text-line-through-mode="continuous" style:text-line-through-type="single"/>
    </style:style>
    <style:style style:name="P80" style:parent-style-name="Standard" style:family="paragraph">
      <style:text-properties style:text-line-through-style="solid" style:text-line-through-width="auto" style:text-line-through-color="font-color" style:text-line-through-mode="continuous" style:text-line-through-type="single"/>
    </style:style>
    <style:style style:name="P81" style:parent-style-name="Standard" style:family="paragraph">
      <style:text-properties style:text-line-through-style="solid" style:text-line-through-width="auto" style:text-line-through-color="font-color" style:text-line-through-mode="continuous" style:text-line-through-type="single"/>
    </style:style>
    <style:style style:name="P82" style:parent-style-name="Standard" style:family="paragraph">
      <style:text-properties style:text-line-through-style="solid" style:text-line-through-width="auto" style:text-line-through-color="font-color" style:text-line-through-mode="continuous" style:text-line-through-type="single"/>
    </style:style>
    <style:style style:name="P83" style:parent-style-name="Standard" style:family="paragraph">
      <style:text-properties style:text-line-through-style="solid" style:text-line-through-width="auto" style:text-line-through-color="font-color" style:text-line-through-mode="continuous" style:text-line-through-type="single"/>
    </style:style>
    <style:style style:name="P84" style:parent-style-name="Standard" style:family="paragraph">
      <style:text-properties style:text-line-through-style="solid" style:text-line-through-width="auto" style:text-line-through-color="font-color" style:text-line-through-mode="continuous" style:text-line-through-type="single"/>
    </style:style>
    <style:style style:name="P85" style:parent-style-name="Standard" style:family="paragraph">
      <style:text-properties style:text-line-through-style="solid" style:text-line-through-width="auto" style:text-line-through-color="font-color" style:text-line-through-mode="continuous" style:text-line-through-type="single"/>
    </style:style>
    <style:style style:name="P86" style:parent-style-name="Standard" style:family="paragraph">
      <style:text-properties style:text-line-through-style="solid" style:text-line-through-width="auto" style:text-line-through-color="font-color" style:text-line-through-mode="continuous" style:text-line-through-type="single"/>
    </style:style>
    <style:style style:name="P87" style:parent-style-name="Standard" style:family="paragraph">
      <style:text-properties style:text-line-through-style="solid" style:text-line-through-width="auto" style:text-line-through-color="font-color" style:text-line-through-mode="continuous" style:text-line-through-type="single"/>
    </style:style>
    <style:style style:name="P88" style:parent-style-name="Standard" style:family="paragraph">
      <style:text-properties style:text-line-through-style="solid" style:text-line-through-width="auto" style:text-line-through-color="font-color" style:text-line-through-mode="continuous" style:text-line-through-type="single"/>
    </style:style>
    <style:style style:name="P89" style:parent-style-name="Standard" style:family="paragraph">
      <style:text-properties style:text-line-through-style="solid" style:text-line-through-width="auto" style:text-line-through-color="font-color" style:text-line-through-mode="continuous" style:text-line-through-type="single"/>
    </style:style>
    <style:style style:name="T90" style:parent-style-name="DefaultParagraphFont" style:family="text">
      <style:text-properties style:text-line-through-style="solid" style:text-line-through-width="auto" style:text-line-through-color="font-color" style:text-line-through-mode="continuous" style:text-line-through-type="single"/>
    </style:style>
    <style:style style:name="P91" style:parent-style-name="Standard" style:family="paragraph">
      <style:text-properties style:text-line-through-style="solid" style:text-line-through-width="auto" style:text-line-through-color="font-color" style:text-line-through-mode="continuous" style:text-line-through-type="single"/>
    </style:style>
    <style:style style:name="P92" style:parent-style-name="Standard" style:family="paragraph">
      <style:text-properties style:text-line-through-style="solid" style:text-line-through-width="auto" style:text-line-through-color="font-color" style:text-line-through-mode="continuous" style:text-line-through-type="single"/>
    </style:style>
    <style:style style:name="P93" style:parent-style-name="Standard" style:family="paragraph">
      <style:text-properties style:text-line-through-style="solid" style:text-line-through-width="auto" style:text-line-through-color="font-color" style:text-line-through-mode="continuous" style:text-line-through-type="single"/>
    </style:style>
    <style:style style:name="P94" style:parent-style-name="Standard" style:family="paragraph">
      <style:text-properties style:text-line-through-style="solid" style:text-line-through-width="auto" style:text-line-through-color="font-color" style:text-line-through-mode="continuous" style:text-line-through-type="single"/>
    </style:style>
    <style:style style:name="P95" style:parent-style-name="Standard" style:family="paragraph">
      <style:text-properties style:text-line-through-style="solid" style:text-line-through-width="auto" style:text-line-through-color="font-color" style:text-line-through-mode="continuous" style:text-line-through-type="single"/>
    </style:style>
    <style:style style:name="P96" style:parent-style-name="Standard" style:family="paragraph">
      <style:text-properties style:text-line-through-style="solid" style:text-line-through-width="auto" style:text-line-through-color="font-color" style:text-line-through-mode="continuous" style:text-line-through-type="single"/>
    </style:style>
    <style:style style:name="P97" style:parent-style-name="Standard" style:family="paragraph">
      <style:text-properties style:text-line-through-style="solid" style:text-line-through-width="auto" style:text-line-through-color="font-color" style:text-line-through-mode="continuous" style:text-line-through-type="single"/>
    </style:style>
    <style:style style:name="T98" style:parent-style-name="DefaultParagraphFont" style:family="text">
      <style:text-properties style:text-line-through-style="solid" style:text-line-through-width="auto" style:text-line-through-color="font-color" style:text-line-through-mode="continuous" style:text-line-through-type="single"/>
    </style:style>
    <style:style style:name="P99" style:parent-style-name="Standard" style:family="paragraph">
      <style:text-properties style:text-line-through-style="solid" style:text-line-through-width="auto" style:text-line-through-color="font-color" style:text-line-through-mode="continuous" style:text-line-through-type="single"/>
    </style:style>
    <style:style style:name="P100" style:parent-style-name="Standard" style:family="paragraph">
      <style:text-properties style:text-line-through-style="solid" style:text-line-through-width="auto" style:text-line-through-color="font-color" style:text-line-through-mode="continuous" style:text-line-through-type="single"/>
    </style:style>
    <style:style style:name="P101" style:parent-style-name="Standard" style:family="paragraph">
      <style:text-properties style:text-line-through-style="solid" style:text-line-through-width="auto" style:text-line-through-color="font-color" style:text-line-through-mode="continuous" style:text-line-through-type="single"/>
    </style:style>
    <style:style style:name="P102" style:parent-style-name="Standard" style:family="paragraph">
      <style:text-properties style:text-line-through-style="solid" style:text-line-through-width="auto" style:text-line-through-color="font-color" style:text-line-through-mode="continuous" style:text-line-through-type="single"/>
    </style:style>
    <style:style style:name="P103" style:parent-style-name="Standard" style:family="paragraph">
      <style:text-properties style:text-line-through-style="solid" style:text-line-through-width="auto" style:text-line-through-color="font-color" style:text-line-through-mode="continuous" style:text-line-through-type="single"/>
    </style:style>
    <style:style style:name="T104" style:parent-style-name="DefaultParagraphFont" style:family="text">
      <style:text-properties style:text-line-through-style="solid" style:text-line-through-width="auto" style:text-line-through-color="font-color" style:text-line-through-mode="continuous" style:text-line-through-type="single"/>
    </style:style>
    <style:style style:name="P105" style:parent-style-name="Standard" style:family="paragraph">
      <style:text-properties style:text-line-through-style="solid" style:text-line-through-width="auto" style:text-line-through-color="font-color" style:text-line-through-mode="continuous" style:text-line-through-type="single"/>
    </style:style>
    <style:style style:name="P106" style:parent-style-name="Standard" style:family="paragraph">
      <style:text-properties style:text-line-through-style="solid" style:text-line-through-width="auto" style:text-line-through-color="font-color" style:text-line-through-mode="continuous" style:text-line-through-type="single"/>
    </style:style>
    <style:style style:name="P107" style:parent-style-name="Standard" style:family="paragraph">
      <style:text-properties style:text-line-through-style="solid" style:text-line-through-width="auto" style:text-line-through-color="font-color" style:text-line-through-mode="continuous" style:text-line-through-type="single"/>
    </style:style>
    <style:style style:name="P108" style:parent-style-name="Standard" style:family="paragraph">
      <style:text-properties style:text-line-through-style="solid" style:text-line-through-width="auto" style:text-line-through-color="font-color" style:text-line-through-mode="continuous" style:text-line-through-type="single"/>
    </style:style>
    <style:style style:name="T109" style:parent-style-name="DefaultParagraphFont" style:family="text">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T112" style:parent-style-name="DefaultParagraphFont" style:family="text">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text-line-through-style="solid" style:text-line-through-width="auto" style:text-line-through-color="font-color" style:text-line-through-mode="continuous" style:text-line-through-type="single"/>
    </style:style>
    <style:style style:name="T114" style:parent-style-name="DefaultParagraphFont" style:family="text">
      <style:text-properties style:text-line-through-style="solid" style:text-line-through-width="auto" style:text-line-through-color="font-color" style:text-line-through-mode="continuous" style:text-line-through-type="single"/>
    </style:style>
    <style:style style:name="T115" style:parent-style-name="DefaultParagraphFont" style:family="text">
      <style:text-properties style:text-line-through-style="solid" style:text-line-through-width="auto" style:text-line-through-color="font-color" style:text-line-through-mode="continuous" style:text-line-through-type="single"/>
    </style:style>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T117" style:parent-style-name="DefaultParagraphFont" style:family="text">
      <style:text-properties style:text-line-through-style="solid" style:text-line-through-width="auto" style:text-line-through-color="font-color" style:text-line-through-mode="continuous" style:text-line-through-type="single"/>
    </style:style>
    <style:style style:name="T118" style:parent-style-name="DefaultParagraphFont" style:family="text">
      <style:text-properties style:text-line-through-style="solid" style:text-line-through-width="auto" style:text-line-through-color="font-color" style:text-line-through-mode="continuous" style:text-line-through-type="single"/>
    </style:style>
    <style:style style:name="T119" style:parent-style-name="DefaultParagraphFont" style:family="text">
      <style:text-properties style:text-line-through-style="solid" style:text-line-through-width="auto" style:text-line-through-color="font-color" style:text-line-through-mode="continuous" style:text-line-through-type="single"/>
    </style:style>
    <style:style style:name="T120" style:parent-style-name="DefaultParagraphFont" style:family="text">
      <style:text-properties style:text-line-through-style="solid" style:text-line-through-width="auto" style:text-line-through-color="font-color" style:text-line-through-mode="continuous" style:text-line-through-type="single"/>
    </style:style>
    <style:style style:name="T121" style:parent-style-name="DefaultParagraphFont" style:family="text">
      <style:text-properties style:text-line-through-style="solid" style:text-line-through-width="auto" style:text-line-through-color="font-color" style:text-line-through-mode="continuous" style:text-line-through-type="single"/>
    </style:style>
    <style:style style:name="T122" style:parent-style-name="DefaultParagraphFont" style:family="text">
      <style:text-properties style:text-line-through-style="solid" style:text-line-through-width="auto" style:text-line-through-color="font-color" style:text-line-through-mode="continuous" style:text-line-through-type="single"/>
    </style:style>
    <style:style style:name="P123" style:parent-style-name="Standard" style:family="paragraph">
      <style:text-properties style:text-line-through-style="solid" style:text-line-through-width="auto" style:text-line-through-color="font-color" style:text-line-through-mode="continuous" style:text-line-through-type="single"/>
    </style:style>
    <style:style style:name="P124" style:parent-style-name="Standard" style:family="paragraph">
      <style:text-properties style:text-line-through-style="solid" style:text-line-through-width="auto" style:text-line-through-color="font-color" style:text-line-through-mode="continuous" style:text-line-through-type="single"/>
    </style:style>
    <style:style style:name="P125" style:parent-style-name="Standard" style:family="paragraph">
      <style:text-properties style:text-line-through-style="solid" style:text-line-through-width="auto" style:text-line-through-color="font-color" style:text-line-through-mode="continuous" style:text-line-through-type="single"/>
    </style:style>
    <style:style style:name="T126" style:parent-style-name="DefaultParagraphFont" style:family="text">
      <style:text-properties style:text-line-through-style="solid" style:text-line-through-width="auto" style:text-line-through-color="font-color" style:text-line-through-mode="continuous" style:text-line-through-type="single"/>
    </style:style>
    <style:style style:name="T127" style:parent-style-name="DefaultParagraphFont" style:family="text">
      <style:text-properties style:text-line-through-style="solid" style:text-line-through-width="auto" style:text-line-through-color="font-color" style:text-line-through-mode="continuous" style:text-line-through-type="single"/>
    </style:style>
    <style:style style:name="P128" style:parent-style-name="Standard" style:family="paragraph">
      <style:text-properties style:text-line-through-style="solid" style:text-line-through-width="auto" style:text-line-through-color="font-color" style:text-line-through-mode="continuous" style:text-line-through-type="single"/>
    </style:style>
    <style:style style:name="P129" style:parent-style-name="Standard" style:family="paragraph">
      <style:text-properties style:text-line-through-style="solid" style:text-line-through-width="auto" style:text-line-through-color="font-color" style:text-line-through-mode="continuous" style:text-line-through-type="single"/>
    </style:style>
    <style:style style:name="P130" style:parent-style-name="Standard" style:family="paragraph">
      <style:text-properties style:text-line-through-style="solid" style:text-line-through-width="auto" style:text-line-through-color="font-color" style:text-line-through-mode="continuous" style:text-line-through-type="single"/>
    </style:style>
    <style:style style:name="P131" style:parent-style-name="Standard" style:family="paragraph">
      <style:text-properties style:text-line-through-style="solid" style:text-line-through-width="auto" style:text-line-through-color="font-color" style:text-line-through-mode="continuous" style:text-line-through-type="single"/>
    </style:style>
    <style:style style:name="P132" style:parent-style-name="Standard" style:family="paragraph">
      <style:text-properties style:text-line-through-style="solid" style:text-line-through-width="auto" style:text-line-through-color="font-color" style:text-line-through-mode="continuous" style:text-line-through-type="single"/>
    </style:style>
    <style:style style:name="P133" style:parent-style-name="Standard" style:family="paragraph">
      <style:text-properties style:text-line-through-style="solid" style:text-line-through-width="auto" style:text-line-through-color="font-color" style:text-line-through-mode="continuous" style:text-line-through-type="single"/>
    </style:style>
    <style:style style:name="P134" style:parent-style-name="Standard" style:family="paragraph">
      <style:text-properties style:text-line-through-style="solid" style:text-line-through-width="auto" style:text-line-through-color="font-color" style:text-line-through-mode="continuous" style:text-line-through-type="single"/>
    </style:style>
    <style:style style:name="P135" style:parent-style-name="Standard" style:family="paragraph">
      <style:text-properties style:text-line-through-style="solid" style:text-line-through-width="auto" style:text-line-through-color="font-color" style:text-line-through-mode="continuous" style:text-line-through-type="single"/>
    </style:style>
    <style:style style:name="P136" style:parent-style-name="Standard" style:family="paragraph">
      <style:text-properties style:text-line-through-style="solid" style:text-line-through-width="auto" style:text-line-through-color="font-color" style:text-line-through-mode="continuous" style:text-line-through-type="single"/>
    </style:style>
    <style:style style:name="P137" style:parent-style-name="Standard" style:family="paragraph">
      <style:text-properties style:text-line-through-style="solid" style:text-line-through-width="auto" style:text-line-through-color="font-color" style:text-line-through-mode="continuous" style:text-line-through-type="single"/>
    </style:style>
    <style:style style:name="P138" style:parent-style-name="Standard" style:family="paragraph">
      <style:text-properties style:text-line-through-style="solid" style:text-line-through-width="auto" style:text-line-through-color="font-color" style:text-line-through-mode="continuous" style:text-line-through-type="single"/>
    </style:style>
    <style:style style:name="P139" style:parent-style-name="Standard" style:family="paragraph">
      <style:text-properties style:text-line-through-style="solid" style:text-line-through-width="auto" style:text-line-through-color="font-color" style:text-line-through-mode="continuous" style:text-line-through-type="single"/>
    </style:style>
    <style:style style:name="P140" style:parent-style-name="Standard" style:family="paragraph">
      <style:text-properties style:text-line-through-style="solid" style:text-line-through-width="auto" style:text-line-through-color="font-color" style:text-line-through-mode="continuous" style:text-line-through-type="single"/>
    </style:style>
    <style:style style:name="P141" style:parent-style-name="Standard" style:family="paragraph">
      <style:text-properties style:text-line-through-style="solid" style:text-line-through-width="auto" style:text-line-through-color="font-color" style:text-line-through-mode="continuous" style:text-line-through-type="single"/>
    </style:style>
    <style:style style:name="P142" style:parent-style-name="Standard" style:family="paragraph">
      <style:text-properties style:text-line-through-style="solid" style:text-line-through-width="auto" style:text-line-through-color="font-color" style:text-line-through-mode="continuous" style:text-line-through-type="single"/>
    </style:style>
    <style:style style:name="P143" style:parent-style-name="Standard" style:family="paragraph">
      <style:text-properties style:text-line-through-style="solid" style:text-line-through-width="auto" style:text-line-through-color="font-color" style:text-line-through-mode="continuous" style:text-line-through-type="single"/>
    </style:style>
    <style:style style:name="P144" style:parent-style-name="Standard" style:family="paragraph">
      <style:text-properties style:text-line-through-style="solid" style:text-line-through-width="auto" style:text-line-through-color="font-color" style:text-line-through-mode="continuous" style:text-line-through-type="single"/>
    </style:style>
    <style:style style:name="P145" style:parent-style-name="Standard" style:family="paragraph">
      <style:text-properties style:text-line-through-style="solid" style:text-line-through-width="auto" style:text-line-through-color="font-color" style:text-line-through-mode="continuous" style:text-line-through-type="single"/>
    </style:style>
    <style:style style:name="P146" style:parent-style-name="Standard" style:family="paragraph">
      <style:text-properties style:text-line-through-style="solid" style:text-line-through-width="auto" style:text-line-through-color="font-color" style:text-line-through-mode="continuous" style:text-line-through-type="single"/>
    </style:style>
    <style:style style:name="P147" style:parent-style-name="Standard" style:family="paragraph">
      <style:text-properties style:text-line-through-style="solid" style:text-line-through-width="auto" style:text-line-through-color="font-color" style:text-line-through-mode="continuous" style:text-line-through-type="single"/>
    </style:style>
    <style:style style:name="P148" style:parent-style-name="Standard" style:family="paragraph">
      <style:text-properties style:text-line-through-style="solid" style:text-line-through-width="auto" style:text-line-through-color="font-color" style:text-line-through-mode="continuous" style:text-line-through-type="single"/>
    </style:style>
    <style:style style:name="P149" style:parent-style-name="Standard" style:family="paragraph">
      <style:text-properties style:text-line-through-style="solid" style:text-line-through-width="auto" style:text-line-through-color="font-color" style:text-line-through-mode="continuous" style:text-line-through-type="single"/>
    </style:style>
    <style:style style:name="P150" style:parent-style-name="Standard" style:family="paragraph">
      <style:text-properties style:text-line-through-style="solid" style:text-line-through-width="auto" style:text-line-through-color="font-color" style:text-line-through-mode="continuous" style:text-line-through-type="single"/>
    </style:style>
    <style:style style:name="P151" style:parent-style-name="Standard" style:family="paragraph">
      <style:text-properties style:text-line-through-style="solid" style:text-line-through-width="auto" style:text-line-through-color="font-color" style:text-line-through-mode="continuous" style:text-line-through-type="single"/>
    </style:style>
    <style:style style:name="P152" style:parent-style-name="Standard" style:family="paragraph">
      <style:text-properties style:text-line-through-style="solid" style:text-line-through-width="auto" style:text-line-through-color="font-color" style:text-line-through-mode="continuous" style:text-line-through-type="single"/>
    </style:style>
    <style:style style:name="P153" style:parent-style-name="Standard" style:family="paragraph">
      <style:text-properties style:text-line-through-style="solid" style:text-line-through-width="auto" style:text-line-through-color="font-color" style:text-line-through-mode="continuous" style:text-line-through-type="single"/>
    </style:style>
    <style:style style:name="P154" style:parent-style-name="Standard" style:family="paragraph">
      <style:text-properties style:text-line-through-style="solid" style:text-line-through-width="auto" style:text-line-through-color="font-color" style:text-line-through-mode="continuous" style:text-line-through-type="single"/>
    </style:style>
    <style:style style:name="P155" style:parent-style-name="Standard" style:family="paragraph">
      <style:text-properties style:text-line-through-style="solid" style:text-line-through-width="auto" style:text-line-through-color="font-color" style:text-line-through-mode="continuous" style:text-line-through-type="single"/>
    </style:style>
    <style:style style:name="P156" style:parent-style-name="Standard" style:family="paragraph">
      <style:text-properties style:text-line-through-style="solid" style:text-line-through-width="auto" style:text-line-through-color="font-color" style:text-line-through-mode="continuous" style:text-line-through-type="single"/>
    </style:style>
    <style:style style:name="P157" style:parent-style-name="Heading3" style:family="paragraph">
      <style:text-properties style:font-name="Verdana, Arial, 'Trebuchet MS'" fo:font-weight="normal" style:font-weight-asian="normal" style:text-line-through-style="solid" style:text-line-through-width="auto" style:text-line-through-color="font-color" style:text-line-through-mode="continuous" style:text-line-through-type="single" fo:color="#222222"/>
    </style:style>
    <style:style style:name="P15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59"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60" style:parent-style-name="Standard" style:family="paragraph">
      <style:text-properties style:text-line-through-style="solid" style:text-line-through-width="auto" style:text-line-through-color="font-color" style:text-line-through-mode="continuous" style:text-line-through-type="single"/>
    </style:style>
    <style:style style:name="P161" style:parent-style-name="Standard" style:family="paragraph">
      <style:text-properties style:text-line-through-style="solid" style:text-line-through-width="auto" style:text-line-through-color="font-color" style:text-line-through-mode="continuous" style:text-line-through-type="single"/>
    </style:style>
    <style:style style:name="P162" style:parent-style-name="Standard" style:family="paragraph">
      <style:text-properties style:text-line-through-style="solid" style:text-line-through-width="auto" style:text-line-through-color="font-color" style:text-line-through-mode="continuous" style:text-line-through-type="single"/>
    </style:style>
    <style:style style:name="P163" style:parent-style-name="Standard" style:family="paragraph">
      <style:text-properties style:text-line-through-style="solid" style:text-line-through-width="auto" style:text-line-through-color="font-color" style:text-line-through-mode="continuous" style:text-line-through-type="single"/>
    </style:style>
    <style:style style:name="P164" style:parent-style-name="Standard" style:family="paragraph">
      <style:text-properties style:text-line-through-style="solid" style:text-line-through-width="auto" style:text-line-through-color="font-color" style:text-line-through-mode="continuous" style:text-line-through-type="single"/>
    </style:style>
    <style:style style:name="P165" style:parent-style-name="Standard" style:family="paragraph">
      <style:text-properties style:text-line-through-style="solid" style:text-line-through-width="auto" style:text-line-through-color="font-color" style:text-line-through-mode="continuous" style:text-line-through-type="single"/>
    </style:style>
    <style:style style:name="P166" style:parent-style-name="Standard" style:family="paragraph">
      <style:text-properties style:text-line-through-style="solid" style:text-line-through-width="auto" style:text-line-through-color="font-color" style:text-line-through-mode="continuous" style:text-line-through-type="single"/>
    </style:style>
    <style:style style:name="P167" style:parent-style-name="Standard" style:family="paragraph">
      <style:text-properties style:text-line-through-style="solid" style:text-line-through-width="auto" style:text-line-through-color="font-color" style:text-line-through-mode="continuous" style:text-line-through-type="single"/>
    </style:style>
    <style:style style:name="T168" style:parent-style-name="DefaultParagraphFont" style:family="text">
      <style:text-properties style:text-line-through-style="solid" style:text-line-through-width="auto" style:text-line-through-color="font-color" style:text-line-through-mode="continuous" style:text-line-through-type="single"/>
    </style:style>
    <style:style style:name="P169" style:parent-style-name="Standard" style:family="paragraph">
      <style:text-properties style:text-line-through-style="solid" style:text-line-through-width="auto" style:text-line-through-color="font-color" style:text-line-through-mode="continuous" style:text-line-through-type="single"/>
    </style:style>
    <style:style style:name="P170" style:parent-style-name="Standard" style:family="paragraph">
      <style:text-properties style:text-line-through-style="solid" style:text-line-through-width="auto" style:text-line-through-color="font-color" style:text-line-through-mode="continuous" style:text-line-through-type="single"/>
    </style:style>
    <style:style style:name="P171" style:parent-style-name="Standard" style:family="paragraph">
      <style:text-properties style:text-line-through-style="solid" style:text-line-through-width="auto" style:text-line-through-color="font-color" style:text-line-through-mode="continuous" style:text-line-through-type="single"/>
    </style:style>
    <style:style style:name="P172" style:parent-style-name="Standard" style:family="paragraph">
      <style:text-properties style:text-line-through-style="solid" style:text-line-through-width="auto" style:text-line-through-color="font-color" style:text-line-through-mode="continuous" style:text-line-through-type="single"/>
    </style:style>
    <style:style style:name="P173" style:parent-style-name="Standard" style:family="paragraph">
      <style:text-properties style:text-line-through-style="solid" style:text-line-through-width="auto" style:text-line-through-color="font-color" style:text-line-through-mode="continuous" style:text-line-through-type="single"/>
    </style:style>
    <style:style style:name="P174" style:parent-style-name="Standard" style:family="paragraph">
      <style:text-properties style:text-line-through-style="solid" style:text-line-through-width="auto" style:text-line-through-color="font-color" style:text-line-through-mode="continuous" style:text-line-through-type="single"/>
    </style:style>
    <style:style style:name="P175" style:parent-style-name="Standard" style:family="paragraph">
      <style:text-properties style:text-line-through-style="solid" style:text-line-through-width="auto" style:text-line-through-color="font-color" style:text-line-through-mode="continuous" style:text-line-through-type="single"/>
    </style:style>
    <style:style style:name="P176" style:parent-style-name="Standard" style:family="paragraph">
      <style:text-properties style:text-line-through-style="solid" style:text-line-through-width="auto" style:text-line-through-color="font-color" style:text-line-through-mode="continuous" style:text-line-through-type="single"/>
    </style:style>
    <style:style style:name="P177" style:parent-style-name="Standard" style:family="paragraph">
      <style:text-properties style:text-line-through-style="solid" style:text-line-through-width="auto" style:text-line-through-color="font-color" style:text-line-through-mode="continuous" style:text-line-through-type="single"/>
    </style:style>
    <style:style style:name="P178" style:parent-style-name="Standard" style:family="paragraph">
      <style:text-properties style:text-line-through-style="solid" style:text-line-through-width="auto" style:text-line-through-color="font-color" style:text-line-through-mode="continuous" style:text-line-through-type="single"/>
    </style:style>
    <style:style style:name="P179" style:parent-style-name="Standard" style:family="paragraph">
      <style:text-properties style:text-line-through-style="solid" style:text-line-through-width="auto" style:text-line-through-color="font-color" style:text-line-through-mode="continuous" style:text-line-through-type="single"/>
    </style:style>
    <style:style style:name="P180" style:parent-style-name="Standard" style:family="paragraph">
      <style:text-properties style:text-line-through-style="solid" style:text-line-through-width="auto" style:text-line-through-color="font-color" style:text-line-through-mode="continuous" style:text-line-through-type="single"/>
    </style:style>
    <style:style style:name="P181" style:parent-style-name="Standard" style:family="paragraph">
      <style:text-properties style:text-line-through-style="solid" style:text-line-through-width="auto" style:text-line-through-color="font-color" style:text-line-through-mode="continuous" style:text-line-through-type="single"/>
    </style:style>
    <style:style style:name="P182" style:parent-style-name="Standard" style:family="paragraph">
      <style:text-properties style:text-line-through-style="solid" style:text-line-through-width="auto" style:text-line-through-color="font-color" style:text-line-through-mode="continuous" style:text-line-through-type="single"/>
    </style:style>
    <style:style style:name="P183" style:parent-style-name="Standard" style:family="paragraph">
      <style:text-properties style:text-line-through-style="solid" style:text-line-through-width="auto" style:text-line-through-color="font-color" style:text-line-through-mode="continuous" style:text-line-through-type="single"/>
    </style:style>
    <style:style style:name="P184" style:parent-style-name="Standard" style:family="paragraph">
      <style:text-properties style:text-line-through-style="solid" style:text-line-through-width="auto" style:text-line-through-color="font-color" style:text-line-through-mode="continuous" style:text-line-through-type="single"/>
    </style:style>
    <style:style style:name="P185" style:parent-style-name="Standard" style:family="paragraph">
      <style:text-properties style:text-line-through-style="solid" style:text-line-through-width="auto" style:text-line-through-color="font-color" style:text-line-through-mode="continuous" style:text-line-through-type="single"/>
    </style:style>
    <style:style style:name="P186" style:parent-style-name="Standard" style:family="paragraph">
      <style:text-properties style:text-line-through-style="solid" style:text-line-through-width="auto" style:text-line-through-color="font-color" style:text-line-through-mode="continuous" style:text-line-through-type="single"/>
    </style:style>
    <style:style style:name="P187" style:parent-style-name="Standard" style:family="paragraph">
      <style:text-properties style:text-line-through-style="solid" style:text-line-through-width="auto" style:text-line-through-color="font-color" style:text-line-through-mode="continuous" style:text-line-through-type="single"/>
    </style:style>
    <style:style style:name="P188" style:parent-style-name="Standard" style:family="paragraph">
      <style:text-properties style:text-line-through-style="solid" style:text-line-through-width="auto" style:text-line-through-color="font-color" style:text-line-through-mode="continuous" style:text-line-through-type="single"/>
    </style:style>
    <style:style style:name="P189" style:parent-style-name="Standard" style:family="paragraph">
      <style:text-properties style:text-line-through-style="solid" style:text-line-through-width="auto" style:text-line-through-color="font-color" style:text-line-through-mode="continuous" style:text-line-through-type="single"/>
    </style:style>
    <style:style style:name="P190" style:parent-style-name="Standard" style:family="paragraph">
      <style:text-properties style:text-line-through-style="solid" style:text-line-through-width="auto" style:text-line-through-color="font-color" style:text-line-through-mode="continuous" style:text-line-through-type="single"/>
    </style:style>
    <style:style style:name="P191" style:parent-style-name="Standard" style:family="paragraph">
      <style:text-properties style:text-line-through-style="solid" style:text-line-through-width="auto" style:text-line-through-color="font-color" style:text-line-through-mode="continuous" style:text-line-through-type="single"/>
    </style:style>
    <style:style style:name="P192" style:parent-style-name="Standard" style:family="paragraph">
      <style:text-properties style:text-line-through-style="solid" style:text-line-through-width="auto" style:text-line-through-color="font-color" style:text-line-through-mode="continuous" style:text-line-through-type="single"/>
    </style:style>
    <style:style style:name="P193" style:parent-style-name="Standard" style:family="paragraph">
      <style:text-properties style:text-line-through-style="solid" style:text-line-through-width="auto" style:text-line-through-color="font-color" style:text-line-through-mode="continuous" style:text-line-through-type="single"/>
    </style:style>
    <style:style style:name="P194" style:parent-style-name="Standard" style:family="paragraph">
      <style:text-properties style:text-line-through-style="solid" style:text-line-through-width="auto" style:text-line-through-color="font-color" style:text-line-through-mode="continuous" style:text-line-through-type="single"/>
    </style:style>
    <style:style style:name="P195" style:parent-style-name="Standard" style:family="paragraph">
      <style:text-properties style:text-line-through-style="solid" style:text-line-through-width="auto" style:text-line-through-color="font-color" style:text-line-through-mode="continuous" style:text-line-through-type="single"/>
    </style:style>
    <style:style style:name="P196" style:parent-style-name="Standard" style:family="paragraph">
      <style:text-properties style:text-line-through-style="solid" style:text-line-through-width="auto" style:text-line-through-color="font-color" style:text-line-through-mode="continuous" style:text-line-through-type="single"/>
    </style:style>
    <style:style style:name="P197" style:parent-style-name="Standard" style:family="paragraph">
      <style:text-properties style:text-line-through-style="solid" style:text-line-through-width="auto" style:text-line-through-color="font-color" style:text-line-through-mode="continuous" style:text-line-through-type="single"/>
    </style:style>
    <style:style style:name="P198" style:parent-style-name="Standard" style:family="paragraph">
      <style:text-properties style:text-line-through-style="solid" style:text-line-through-width="auto" style:text-line-through-color="font-color" style:text-line-through-mode="continuous" style:text-line-through-type="single"/>
    </style:style>
    <style:style style:name="P199" style:parent-style-name="Standard" style:family="paragraph">
      <style:text-properties style:text-line-through-style="solid" style:text-line-through-width="auto" style:text-line-through-color="font-color" style:text-line-through-mode="continuous" style:text-line-through-type="single"/>
    </style:style>
    <style:style style:name="P200" style:parent-style-name="Standard" style:family="paragraph">
      <style:text-properties style:text-line-through-style="solid" style:text-line-through-width="auto" style:text-line-through-color="font-color" style:text-line-through-mode="continuous" style:text-line-through-type="single"/>
    </style:style>
    <style:style style:name="P201" style:parent-style-name="Standard" style:family="paragraph">
      <style:text-properties style:text-line-through-style="solid" style:text-line-through-width="auto" style:text-line-through-color="font-color" style:text-line-through-mode="continuous" style:text-line-through-type="single"/>
    </style:style>
    <style:style style:name="P202" style:parent-style-name="Standard" style:family="paragraph">
      <style:text-properties style:text-line-through-style="solid" style:text-line-through-width="auto" style:text-line-through-color="font-color" style:text-line-through-mode="continuous" style:text-line-through-type="single"/>
    </style:style>
    <style:style style:name="P203" style:parent-style-name="Standard" style:family="paragraph">
      <style:text-properties style:text-line-through-style="solid" style:text-line-through-width="auto" style:text-line-through-color="font-color" style:text-line-through-mode="continuous" style:text-line-through-type="single"/>
    </style:style>
    <style:style style:name="P204" style:parent-style-name="Standard" style:family="paragraph">
      <style:text-properties style:text-line-through-style="solid" style:text-line-through-width="auto" style:text-line-through-color="font-color" style:text-line-through-mode="continuous" style:text-line-through-type="single"/>
    </style:style>
    <style:style style:name="P205" style:parent-style-name="Standard" style:family="paragraph">
      <style:text-properties style:text-line-through-style="solid" style:text-line-through-width="auto" style:text-line-through-color="font-color" style:text-line-through-mode="continuous" style:text-line-through-type="single"/>
    </style:style>
    <style:style style:name="P206" style:parent-style-name="Standard" style:family="paragraph">
      <style:text-properties style:text-line-through-style="solid" style:text-line-through-width="auto" style:text-line-through-color="font-color" style:text-line-through-mode="continuous" style:text-line-through-type="single"/>
    </style:style>
    <style:style style:name="P207" style:parent-style-name="Standard" style:family="paragraph">
      <style:text-properties style:text-line-through-style="solid" style:text-line-through-width="auto" style:text-line-through-color="font-color" style:text-line-through-mode="continuous" style:text-line-through-type="single"/>
    </style:style>
    <style:style style:name="P208" style:parent-style-name="Standard" style:family="paragraph">
      <style:text-properties style:text-line-through-style="solid" style:text-line-through-width="auto" style:text-line-through-color="font-color" style:text-line-through-mode="continuous" style:text-line-through-type="single"/>
    </style:style>
    <style:style style:name="P209" style:parent-style-name="Standard" style:family="paragraph">
      <style:text-properties style:text-line-through-style="solid" style:text-line-through-width="auto" style:text-line-through-color="font-color" style:text-line-through-mode="continuous" style:text-line-through-type="single"/>
    </style:style>
    <style:style style:name="P210" style:parent-style-name="Standard" style:family="paragraph">
      <style:text-properties style:text-line-through-style="solid" style:text-line-through-width="auto" style:text-line-through-color="font-color" style:text-line-through-mode="continuous" style:text-line-through-type="single"/>
    </style:style>
    <style:style style:name="T211" style:parent-style-name="DefaultParagraphFont" style:family="text">
      <style:text-properties style:text-line-through-style="solid" style:text-line-through-width="auto" style:text-line-through-color="font-color" style:text-line-through-mode="continuous" style:text-line-through-type="single"/>
    </style:style>
    <style:style style:name="T212" style:parent-style-name="DefaultParagraphFont" style:family="text">
      <style:text-properties style:text-line-through-style="solid" style:text-line-through-width="auto" style:text-line-through-color="font-color" style:text-line-through-mode="continuous" style:text-line-through-type="single"/>
    </style:style>
    <style:style style:name="P213" style:parent-style-name="Standard" style:family="paragraph">
      <style:text-properties style:text-line-through-style="solid" style:text-line-through-width="auto" style:text-line-through-color="font-color" style:text-line-through-mode="continuous" style:text-line-through-type="single"/>
    </style:style>
    <style:style style:name="P214" style:parent-style-name="Standard" style:family="paragraph">
      <style:text-properties style:text-line-through-style="solid" style:text-line-through-width="auto" style:text-line-through-color="font-color" style:text-line-through-mode="continuous" style:text-line-through-type="single"/>
    </style:style>
    <style:style style:name="P215" style:parent-style-name="Standard" style:family="paragraph">
      <style:text-properties style:text-line-through-style="solid" style:text-line-through-width="auto" style:text-line-through-color="font-color" style:text-line-through-mode="continuous" style:text-line-through-type="single"/>
    </style:style>
    <style:style style:name="T21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21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2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4"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25" style:parent-style-name="Standard" style:family="paragraph">
      <style:text-properties style:text-line-through-style="solid" style:text-line-through-width="auto" style:text-line-through-color="font-color" style:text-line-through-mode="continuous" style:text-line-through-type="single"/>
    </style:style>
    <style:style style:name="P226" style:parent-style-name="Standard" style:family="paragraph">
      <style:text-properties style:text-line-through-style="solid" style:text-line-through-width="auto" style:text-line-through-color="font-color" style:text-line-through-mode="continuous" style:text-line-through-type="single"/>
    </style:style>
    <style:style style:name="P227" style:parent-style-name="Standard" style:family="paragraph">
      <style:text-properties style:text-line-through-style="solid" style:text-line-through-width="auto" style:text-line-through-color="font-color" style:text-line-through-mode="continuous" style:text-line-through-type="single"/>
    </style:style>
    <style:style style:name="P228" style:parent-style-name="Standard" style:family="paragraph">
      <style:text-properties style:text-line-through-style="solid" style:text-line-through-width="auto" style:text-line-through-color="font-color" style:text-line-through-mode="continuous" style:text-line-through-type="single"/>
    </style:style>
    <style:style style:name="T229" style:parent-style-name="DefaultParagraphFont" style:family="text">
      <style:text-properties style:text-line-through-style="solid" style:text-line-through-width="auto" style:text-line-through-color="font-color" style:text-line-through-mode="continuous" style:text-line-through-type="single"/>
    </style:style>
    <style:style style:name="T230" style:parent-style-name="DefaultParagraphFont" style:family="text">
      <style:text-properties style:text-line-through-style="solid" style:text-line-through-width="auto" style:text-line-through-color="font-color" style:text-line-through-mode="continuous" style:text-line-through-type="single"/>
    </style:style>
    <style:style style:name="T23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23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33" style:parent-style-name="Standard" style:family="paragraph">
      <style:text-properties style:text-line-through-style="solid" style:text-line-through-width="auto" style:text-line-through-color="font-color" style:text-line-through-mode="continuous" style:text-line-through-type="single"/>
    </style:style>
    <style:style style:name="P234" style:parent-style-name="Standard" style:family="paragraph">
      <style:text-properties style:text-line-through-style="solid" style:text-line-through-width="auto" style:text-line-through-color="font-color" style:text-line-through-mode="continuous" style:text-line-through-type="single"/>
    </style:style>
    <style:style style:name="P235" style:parent-style-name="Standard" style:family="paragraph">
      <style:text-properties style:text-line-through-style="solid" style:text-line-through-width="auto" style:text-line-through-color="font-color" style:text-line-through-mode="continuous" style:text-line-through-type="single"/>
    </style:style>
    <style:style style:name="P236" style:parent-style-name="Standard" style:family="paragraph">
      <style:text-properties style:text-line-through-style="solid" style:text-line-through-width="auto" style:text-line-through-color="font-color" style:text-line-through-mode="continuous" style:text-line-through-type="single"/>
    </style:style>
    <style:style style:name="P237" style:parent-style-name="Standard" style:family="paragraph">
      <style:text-properties style:text-line-through-style="solid" style:text-line-through-width="auto" style:text-line-through-color="font-color" style:text-line-through-mode="continuous" style:text-line-through-type="single"/>
    </style:style>
    <style:style style:name="T238" style:parent-style-name="DefaultParagraphFont" style:family="text">
      <style:text-properties style:text-line-through-style="solid" style:text-line-through-width="auto" style:text-line-through-color="font-color" style:text-line-through-mode="continuous" style:text-line-through-type="single"/>
    </style:style>
    <style:style style:name="T239" style:parent-style-name="DefaultParagraphFont" style:family="text">
      <style:text-properties style:text-line-through-style="solid" style:text-line-through-width="auto" style:text-line-through-color="font-color" style:text-line-through-mode="continuous" style:text-line-through-type="single"/>
    </style:style>
    <style:style style:name="T24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41" style:parent-style-name="DefaultParagraphFont" style:family="text">
      <style:text-properties style:text-line-through-style="solid" style:text-line-through-width="auto" style:text-line-through-color="font-color" style:text-line-through-mode="continuous" style:text-line-through-type="single"/>
    </style:style>
    <style:style style:name="T242" style:parent-style-name="DefaultParagraphFont" style:family="text">
      <style:text-properties style:text-line-through-style="solid" style:text-line-through-width="auto" style:text-line-through-color="font-color" style:text-line-through-mode="continuous" style:text-line-through-type="single"/>
    </style:style>
    <style:style style:name="P243" style:parent-style-name="Standard" style:family="paragraph">
      <style:text-properties style:text-line-through-style="solid" style:text-line-through-width="auto" style:text-line-through-color="font-color" style:text-line-through-mode="continuous" style:text-line-through-type="single"/>
    </style:style>
    <style:style style:name="P244" style:parent-style-name="Standard" style:family="paragraph">
      <style:text-properties style:text-line-through-style="solid" style:text-line-through-width="auto" style:text-line-through-color="font-color" style:text-line-through-mode="continuous" style:text-line-through-type="single"/>
    </style:style>
    <style:style style:name="P245" style:parent-style-name="Standard" style:family="paragraph">
      <style:text-properties style:text-line-through-style="solid" style:text-line-through-width="auto" style:text-line-through-color="font-color" style:text-line-through-mode="continuous" style:text-line-through-type="single"/>
    </style:style>
    <style:style style:name="P246" style:parent-style-name="Standard" style:family="paragraph">
      <style:text-properties style:text-line-through-style="solid" style:text-line-through-width="auto" style:text-line-through-color="font-color" style:text-line-through-mode="continuous" style:text-line-through-type="single"/>
    </style:style>
    <style:style style:name="P247" style:parent-style-name="Standard" style:family="paragraph">
      <style:text-properties style:text-line-through-style="solid" style:text-line-through-width="auto" style:text-line-through-color="font-color" style:text-line-through-mode="continuous" style:text-line-through-type="single"/>
    </style:style>
    <style:style style:name="P248" style:parent-style-name="Standard" style:family="paragraph">
      <style:text-properties style:text-line-through-style="solid" style:text-line-through-width="auto" style:text-line-through-color="font-color" style:text-line-through-mode="continuous" style:text-line-through-type="single"/>
    </style:style>
    <style:style style:name="P249" style:parent-style-name="Standard" style:family="paragraph">
      <style:text-properties style:text-line-through-style="solid" style:text-line-through-width="auto" style:text-line-through-color="font-color" style:text-line-through-mode="continuous" style:text-line-through-type="single"/>
    </style:style>
    <style:style style:name="P250" style:parent-style-name="Standard" style:family="paragraph">
      <style:text-properties style:text-line-through-style="solid" style:text-line-through-width="auto" style:text-line-through-color="font-color" style:text-line-through-mode="continuous" style:text-line-through-type="single"/>
    </style:style>
    <style:style style:name="P251" style:parent-style-name="Standard" style:family="paragraph">
      <style:text-properties style:text-line-through-style="solid" style:text-line-through-width="auto" style:text-line-through-color="font-color" style:text-line-through-mode="continuous" style:text-line-through-type="single"/>
    </style:style>
    <style:style style:name="P252" style:parent-style-name="Standard" style:family="paragraph">
      <style:text-properties style:text-line-through-style="solid" style:text-line-through-width="auto" style:text-line-through-color="font-color" style:text-line-through-mode="continuous" style:text-line-through-type="single"/>
    </style:style>
    <style:style style:name="P253" style:parent-style-name="Standard" style:family="paragraph">
      <style:text-properties style:text-line-through-style="solid" style:text-line-through-width="auto" style:text-line-through-color="font-color" style:text-line-through-mode="continuous" style:text-line-through-type="single"/>
    </style:style>
    <style:style style:name="P254" style:parent-style-name="Standard" style:family="paragraph">
      <style:text-properties style:text-line-through-style="solid" style:text-line-through-width="auto" style:text-line-through-color="font-color" style:text-line-through-mode="continuous" style:text-line-through-type="single"/>
    </style:style>
    <style:style style:name="P255" style:parent-style-name="Standard" style:family="paragraph">
      <style:text-properties style:text-line-through-style="solid" style:text-line-through-width="auto" style:text-line-through-color="font-color" style:text-line-through-mode="continuous" style:text-line-through-type="single"/>
    </style:style>
    <style:style style:name="P256" style:parent-style-name="Standard" style:family="paragraph">
      <style:text-properties style:text-line-through-style="solid" style:text-line-through-width="auto" style:text-line-through-color="font-color" style:text-line-through-mode="continuous" style:text-line-through-type="single"/>
    </style:style>
    <style:style style:name="P257" style:parent-style-name="Standard" style:family="paragraph">
      <style:text-properties style:text-line-through-style="solid" style:text-line-through-width="auto" style:text-line-through-color="font-color" style:text-line-through-mode="continuous" style:text-line-through-type="single"/>
    </style:style>
    <style:style style:name="P258" style:parent-style-name="Standard" style:family="paragraph">
      <style:text-properties style:text-line-through-style="solid" style:text-line-through-width="auto" style:text-line-through-color="font-color" style:text-line-through-mode="continuous" style:text-line-through-type="single"/>
    </style:style>
    <style:style style:name="P259" style:parent-style-name="Standard" style:family="paragraph">
      <style:text-properties style:text-line-through-style="solid" style:text-line-through-width="auto" style:text-line-through-color="font-color" style:text-line-through-mode="continuous" style:text-line-through-type="single"/>
    </style:style>
    <style:style style:name="P260" style:parent-style-name="Standard" style:family="paragraph">
      <style:text-properties style:text-line-through-style="solid" style:text-line-through-width="auto" style:text-line-through-color="font-color" style:text-line-through-mode="continuous" style:text-line-through-type="single"/>
    </style:style>
    <style:style style:name="P261" style:parent-style-name="Standard" style:family="paragraph">
      <style:text-properties style:text-line-through-style="solid" style:text-line-through-width="auto" style:text-line-through-color="font-color" style:text-line-through-mode="continuous" style:text-line-through-type="single"/>
    </style:style>
    <style:style style:name="P262" style:parent-style-name="Standard" style:family="paragraph">
      <style:text-properties style:text-line-through-style="solid" style:text-line-through-width="auto" style:text-line-through-color="font-color" style:text-line-through-mode="continuous" style:text-line-through-type="single"/>
    </style:style>
    <style:style style:name="P263" style:parent-style-name="Standard" style:family="paragraph">
      <style:text-properties style:text-line-through-style="solid" style:text-line-through-width="auto" style:text-line-through-color="font-color" style:text-line-through-mode="continuous" style:text-line-through-type="single"/>
    </style:style>
    <style:style style:name="P264" style:parent-style-name="Standard" style:family="paragraph">
      <style:text-properties style:text-line-through-style="solid" style:text-line-through-width="auto" style:text-line-through-color="font-color" style:text-line-through-mode="continuous" style:text-line-through-type="single"/>
    </style:style>
    <style:style style:name="P265" style:parent-style-name="Standard" style:family="paragraph">
      <style:text-properties style:text-line-through-style="solid" style:text-line-through-width="auto" style:text-line-through-color="font-color" style:text-line-through-mode="continuous" style:text-line-through-type="single"/>
    </style:style>
    <style:style style:name="P266" style:parent-style-name="Standard" style:family="paragraph">
      <style:text-properties style:text-line-through-style="solid" style:text-line-through-width="auto" style:text-line-through-color="font-color" style:text-line-through-mode="continuous" style:text-line-through-type="single"/>
    </style:style>
    <style:style style:name="P267" style:parent-style-name="Standard" style:family="paragraph">
      <style:text-properties style:text-line-through-style="solid" style:text-line-through-width="auto" style:text-line-through-color="font-color" style:text-line-through-mode="continuous" style:text-line-through-type="single"/>
    </style:style>
    <style:style style:name="P268" style:parent-style-name="Standard" style:family="paragraph">
      <style:text-properties style:text-line-through-style="solid" style:text-line-through-width="auto" style:text-line-through-color="font-color" style:text-line-through-mode="continuous" style:text-line-through-type="single"/>
    </style:style>
    <style:style style:name="P269" style:parent-style-name="Standard" style:family="paragraph">
      <style:text-properties style:text-line-through-style="solid" style:text-line-through-width="auto" style:text-line-through-color="font-color" style:text-line-through-mode="continuous" style:text-line-through-type="single"/>
    </style:style>
    <style:style style:name="P270" style:parent-style-name="Standard" style:family="paragraph">
      <style:text-properties style:text-line-through-style="solid" style:text-line-through-width="auto" style:text-line-through-color="font-color" style:text-line-through-mode="continuous" style:text-line-through-type="single"/>
    </style:style>
    <style:style style:name="P271" style:parent-style-name="Standard" style:family="paragraph">
      <style:text-properties style:text-line-through-style="solid" style:text-line-through-width="auto" style:text-line-through-color="font-color" style:text-line-through-mode="continuous" style:text-line-through-type="single"/>
    </style:style>
    <style:style style:name="P272" style:parent-style-name="Standard" style:family="paragraph">
      <style:text-properties style:text-line-through-style="solid" style:text-line-through-width="auto" style:text-line-through-color="font-color" style:text-line-through-mode="continuous" style:text-line-through-type="single"/>
    </style:style>
    <style:style style:name="P273" style:parent-style-name="Standard" style:family="paragraph">
      <style:text-properties style:text-line-through-style="solid" style:text-line-through-width="auto" style:text-line-through-color="font-color" style:text-line-through-mode="continuous" style:text-line-through-type="single"/>
    </style:style>
    <style:style style:name="P274" style:parent-style-name="Standard" style:family="paragraph">
      <style:text-properties style:text-line-through-style="solid" style:text-line-through-width="auto" style:text-line-through-color="font-color" style:text-line-through-mode="continuous" style:text-line-through-type="single"/>
    </style:style>
    <style:style style:name="P275" style:parent-style-name="Standard" style:family="paragraph">
      <style:text-properties style:text-line-through-style="solid" style:text-line-through-width="auto" style:text-line-through-color="font-color" style:text-line-through-mode="continuous" style:text-line-through-type="single"/>
    </style:style>
    <style:style style:name="P276" style:parent-style-name="Standard" style:family="paragraph">
      <style:text-properties style:text-line-through-style="solid" style:text-line-through-width="auto" style:text-line-through-color="font-color" style:text-line-through-mode="continuous" style:text-line-through-type="single"/>
    </style:style>
    <style:style style:name="T277" style:parent-style-name="DefaultParagraphFont" style:family="text">
      <style:text-properties style:text-line-through-style="solid" style:text-line-through-width="auto" style:text-line-through-color="font-color" style:text-line-through-mode="continuous" style:text-line-through-type="single"/>
    </style:style>
    <style:style style:name="T278" style:parent-style-name="DefaultParagraphFont" style:family="text">
      <style:text-properties style:text-line-through-style="solid" style:text-line-through-width="auto" style:text-line-through-color="font-color" style:text-line-through-mode="continuous" style:text-line-through-type="single"/>
    </style:style>
    <style:style style:name="T279" style:parent-style-name="DefaultParagraphFont" style:family="text">
      <style:text-properties style:text-line-through-style="solid" style:text-line-through-width="auto" style:text-line-through-color="font-color" style:text-line-through-mode="continuous" style:text-line-through-type="single"/>
    </style:style>
    <style:style style:name="T280" style:parent-style-name="DefaultParagraphFont" style:family="text">
      <style:text-properties style:text-line-through-style="solid" style:text-line-through-width="auto" style:text-line-through-color="font-color" style:text-line-through-mode="continuous" style:text-line-through-type="single"/>
    </style:style>
    <style:style style:name="T281" style:parent-style-name="DefaultParagraphFont" style:family="text">
      <style:text-properties style:text-line-through-style="solid" style:text-line-through-width="auto" style:text-line-through-color="font-color" style:text-line-through-mode="continuous" style:text-line-through-type="single"/>
    </style:style>
    <style:style style:name="T282" style:parent-style-name="DefaultParagraphFont" style:family="text">
      <style:text-properties style:text-line-through-style="solid" style:text-line-through-width="auto" style:text-line-through-color="font-color" style:text-line-through-mode="continuous" style:text-line-through-type="single"/>
    </style:style>
    <style:style style:name="T283" style:parent-style-name="DefaultParagraphFont" style:family="text">
      <style:text-properties style:text-line-through-style="solid" style:text-line-through-width="auto" style:text-line-through-color="font-color" style:text-line-through-mode="continuous" style:text-line-through-type="single"/>
    </style:style>
    <style:style style:name="P284" style:parent-style-name="Standard" style:family="paragraph">
      <style:text-properties style:text-line-through-style="solid" style:text-line-through-width="auto" style:text-line-through-color="font-color" style:text-line-through-mode="continuous" style:text-line-through-type="single"/>
    </style:style>
    <style:style style:name="P285" style:parent-style-name="Standard" style:family="paragraph">
      <style:text-properties style:text-line-through-style="solid" style:text-line-through-width="auto" style:text-line-through-color="font-color" style:text-line-through-mode="continuous" style:text-line-through-type="single"/>
    </style:style>
    <style:style style:name="P286" style:parent-style-name="Standard" style:family="paragraph">
      <style:text-properties style:text-line-through-style="solid" style:text-line-through-width="auto" style:text-line-through-color="font-color" style:text-line-through-mode="continuous" style:text-line-through-type="single"/>
    </style:style>
    <style:style style:name="P287" style:parent-style-name="Standard" style:family="paragraph">
      <style:text-properties style:text-line-through-style="solid" style:text-line-through-width="auto" style:text-line-through-color="font-color" style:text-line-through-mode="continuous" style:text-line-through-type="single"/>
    </style:style>
    <style:style style:name="P288" style:parent-style-name="Standard" style:family="paragraph">
      <style:text-properties style:text-line-through-style="solid" style:text-line-through-width="auto" style:text-line-through-color="font-color" style:text-line-through-mode="continuous" style:text-line-through-type="single"/>
    </style:style>
    <style:style style:name="P289" style:parent-style-name="Standard" style:family="paragraph">
      <style:text-properties style:text-line-through-style="solid" style:text-line-through-width="auto" style:text-line-through-color="font-color" style:text-line-through-mode="continuous" style:text-line-through-type="single"/>
    </style:style>
    <style:style style:name="P290" style:parent-style-name="Standard" style:family="paragraph">
      <style:text-properties style:text-line-through-style="solid" style:text-line-through-width="auto" style:text-line-through-color="font-color" style:text-line-through-mode="continuous" style:text-line-through-type="single"/>
    </style:style>
    <style:style style:name="P291" style:parent-style-name="Standard" style:family="paragraph">
      <style:text-properties style:text-line-through-style="solid" style:text-line-through-width="auto" style:text-line-through-color="font-color" style:text-line-through-mode="continuous" style:text-line-through-type="single"/>
    </style:style>
    <style:style style:name="P292" style:parent-style-name="Standard" style:family="paragraph">
      <style:text-properties style:text-line-through-style="solid" style:text-line-through-width="auto" style:text-line-through-color="font-color" style:text-line-through-mode="continuous" style:text-line-through-type="single"/>
    </style:style>
    <style:style style:name="P293" style:parent-style-name="Standard" style:family="paragraph">
      <style:text-properties style:text-line-through-style="solid" style:text-line-through-width="auto" style:text-line-through-color="font-color" style:text-line-through-mode="continuous" style:text-line-through-type="single"/>
    </style:style>
    <style:style style:name="P294" style:parent-style-name="Standard" style:family="paragraph">
      <style:text-properties style:text-line-through-style="solid" style:text-line-through-width="auto" style:text-line-through-color="font-color" style:text-line-through-mode="continuous" style:text-line-through-type="single"/>
    </style:style>
    <style:style style:name="P295" style:parent-style-name="Standard" style:family="paragraph">
      <style:text-properties style:text-line-through-style="solid" style:text-line-through-width="auto" style:text-line-through-color="font-color" style:text-line-through-mode="continuous" style:text-line-through-type="single"/>
    </style:style>
    <style:style style:name="P296" style:parent-style-name="Standard" style:family="paragraph">
      <style:text-properties style:text-line-through-style="solid" style:text-line-through-width="auto" style:text-line-through-color="font-color" style:text-line-through-mode="continuous" style:text-line-through-type="single"/>
    </style:style>
    <style:style style:name="P297" style:parent-style-name="Standard" style:family="paragraph">
      <style:text-properties style:text-line-through-style="solid" style:text-line-through-width="auto" style:text-line-through-color="font-color" style:text-line-through-mode="continuous" style:text-line-through-type="single"/>
    </style:style>
    <style:style style:name="P298" style:parent-style-name="Standard" style:family="paragraph">
      <style:text-properties style:text-line-through-style="solid" style:text-line-through-width="auto" style:text-line-through-color="font-color" style:text-line-through-mode="continuous" style:text-line-through-type="single"/>
    </style:style>
    <style:style style:name="P299" style:parent-style-name="Standard" style:family="paragraph">
      <style:text-properties style:text-line-through-style="solid" style:text-line-through-width="auto" style:text-line-through-color="font-color" style:text-line-through-mode="continuous" style:text-line-through-type="single"/>
    </style:style>
    <style:style style:name="P300" style:parent-style-name="Standard" style:family="paragraph">
      <style:text-properties style:text-line-through-style="solid" style:text-line-through-width="auto" style:text-line-through-color="font-color" style:text-line-through-mode="continuous" style:text-line-through-type="single"/>
    </style:style>
    <style:style style:name="P301" style:parent-style-name="Standard" style:family="paragraph">
      <style:text-properties style:text-line-through-style="solid" style:text-line-through-width="auto" style:text-line-through-color="font-color" style:text-line-through-mode="continuous" style:text-line-through-type="single"/>
    </style:style>
    <style:style style:name="P302" style:parent-style-name="Standard" style:family="paragraph">
      <style:text-properties style:text-line-through-style="solid" style:text-line-through-width="auto" style:text-line-through-color="font-color" style:text-line-through-mode="continuous" style:text-line-through-type="single"/>
    </style:style>
    <style:style style:name="P303" style:parent-style-name="Standard" style:family="paragraph">
      <style:text-properties style:text-line-through-style="solid" style:text-line-through-width="auto" style:text-line-through-color="font-color" style:text-line-through-mode="continuous" style:text-line-through-type="single"/>
    </style:style>
    <style:style style:name="P304" style:parent-style-name="Standard" style:family="paragraph">
      <style:text-properties style:text-line-through-style="solid" style:text-line-through-width="auto" style:text-line-through-color="font-color" style:text-line-through-mode="continuous" style:text-line-through-type="single"/>
    </style:style>
    <style:style style:name="P305" style:parent-style-name="Standard" style:family="paragraph">
      <style:text-properties style:text-line-through-style="solid" style:text-line-through-width="auto" style:text-line-through-color="font-color" style:text-line-through-mode="continuous" style:text-line-through-type="single"/>
    </style:style>
    <style:style style:name="T30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222222" fo:font-size="14pt" style:font-size-asian="14pt"/>
    </style:style>
    <style:style style:name="P307" style:parent-style-name="Textbody" style:family="paragraph">
      <style:paragraph-properties fo:margin-bottom="0in"/>
    </style:style>
    <style:style style:name="T30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09" style:parent-style-name="DefaultParagraphFont" style:family="text">
      <style:text-properties style:font-name="Verdana, Arial, 'Trebuchet MS'" fo:font-style="italic" style:font-style-asian="italic" style:text-line-through-style="solid" style:text-line-through-width="auto" style:text-line-through-color="font-color" style:text-line-through-mode="continuous" style:text-line-through-type="single" fo:color="#000000" fo:font-size="10.5pt" style:font-size-asian="10.5pt"/>
    </style:style>
    <style:style style:name="T310" style:parent-style-name="Teletype"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12" style:parent-style-name="Textbody" style:family="paragraph">
      <style:paragraph-properties fo:margin-bottom="0in"/>
    </style:style>
    <style:style style:name="T31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1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16" style:parent-style-name="Textbody" style:family="paragraph">
      <style:paragraph-properties fo:margin-bottom="0in"/>
    </style:style>
    <style:style style:name="T3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2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3" style:parent-style-name="Textbody" style:family="paragraph">
      <style:paragraph-properties fo:margin-bottom="0in"/>
    </style:style>
    <style:style style:name="T32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2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2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7" style:parent-style-name="Textbody" style:family="paragraph">
      <style:paragraph-properties fo:margin-bottom="0in"/>
    </style:style>
    <style:style style:name="T32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2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3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3"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4"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5"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6" style:parent-style-name="Textbody" style:family="paragraph">
      <style:paragraph-properties fo:margin-bottom="0in"/>
    </style:style>
    <style:style style:name="T33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3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39" style:parent-style-name="Teletype"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3"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4"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5" style:parent-style-name="Textbody" style:family="paragraph">
      <style:paragraph-properties fo:margin-bottom="0in"/>
    </style:style>
    <style:style style:name="T34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4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0"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3" style:parent-style-name="Textbody" style:family="paragraph">
      <style:paragraph-properties fo:margin-bottom="0in"/>
    </style:style>
    <style:style style:name="T35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5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5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7"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8" style:parent-style-name="Textbody" style:family="paragraph">
      <style:paragraph-properties fo:margin-bottom="0in"/>
    </style:style>
    <style:style style:name="T35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6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6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5"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6"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7" style:parent-style-name="Textbody" style:family="paragraph">
      <style:paragraph-properties fo:margin-bottom="0in"/>
    </style:style>
    <style:style style:name="T36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71" style:parent-style-name="Textbody" style:family="paragraph">
      <style:paragraph-properties fo:margin-bottom="0in"/>
    </style:style>
    <style:style style:name="T37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7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75" style:parent-style-name="Textbody" style:family="paragraph">
      <style:paragraph-properties fo:margin-bottom="0in"/>
    </style:style>
    <style:style style:name="T37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7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7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80"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81" style:parent-style-name="Standard" style:family="paragraph">
      <style:text-properties style:text-line-through-style="solid" style:text-line-through-width="auto" style:text-line-through-color="font-color" style:text-line-through-mode="continuous" style:text-line-through-type="single"/>
    </style:style>
    <style:style style:name="P382" style:parent-style-name="Heading1" style:family="paragraph">
      <style:text-properties style:text-line-through-style="solid" style:text-line-through-width="auto" style:text-line-through-color="font-color" style:text-line-through-mode="continuous" style:text-line-through-type="single"/>
    </style:style>
    <style:style style:name="P383"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84"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85"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86"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87" style:parent-style-name="PreformattedText" style:family="paragraph">
      <style:paragraph-properties fo:border="0.0034in solid #2F6FAB" fo:padding="0.0138in" style:shadow="none" fo:background-color="#F1FFFF"/>
    </style:style>
    <style:style style:name="T388" style:parent-style-name="DefaultParagraphFont" style:family="text">
      <style:text-properties style:text-line-through-style="solid" style:text-line-through-width="auto" style:text-line-through-color="font-color" style:text-line-through-mode="continuous" style:text-line-through-type="single" fo:color="#000000" fo:font-size="12pt" style:font-size-asian="12pt" style:font-size-complex="12pt"/>
    </style:style>
    <style:style style:name="T389"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90" style:parent-style-name="PreformattedText" style:family="paragraph">
      <style:paragraph-properties fo:border="0.0034in solid #2F6FAB" fo:padding="0.0138in" style:shadow="none" fo:margin-bottom="0.1965in"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91"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92"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393" style:parent-style-name="PreformattedText" style:family="paragraph">
      <style:paragraph-properties fo:border="0.0034in solid #2F6FAB" fo:padding="0.0138in" style:shadow="none" fo:background-color="#F1FFFF"/>
    </style:style>
    <style:style style:name="T394"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395"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T396"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397" style:parent-style-name="PreformattedText" style:family="paragraph">
      <style:paragraph-properties fo:border="0.0034in solid #2F6FAB" fo:padding="0.0138in" style:shadow="none" fo:margin-bottom="0.1965in"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39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99"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00" style:parent-style-name="PreformattedText" style:family="paragraph">
      <style:paragraph-properties fo:border="0.0034in solid #2F6FAB" fo:padding="0.0138in" style:shadow="none" fo:background-color="#F1FFFF"/>
    </style:style>
    <style:style style:name="T40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402"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03" style:parent-style-name="PreformattedText" style:family="paragraph">
      <style:paragraph-properties fo:border="0.0034in solid #2F6FAB" fo:padding="0.0138in" style:shadow="none" fo:background-color="#F1FFFF"/>
    </style:style>
    <style:style style:name="T404"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405"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T406"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07" style:parent-style-name="PreformattedText" style:family="paragraph">
      <style:paragraph-properties fo:border="0.0034in solid #2F6FAB" fo:padding="0.0138in" style:shadow="none" fo:background-color="#F1FFFF"/>
    </style:style>
    <style:style style:name="T408"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409"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10" style:parent-style-name="PreformattedText" style:family="paragraph">
      <style:paragraph-properties fo:border="0.0034in solid #2F6FAB" fo:padding="0.0138in" style:shadow="none" fo:margin-bottom="0.1965in"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T41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41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41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414" style:parent-style-name="Standard" style:family="paragraph">
      <style:text-properties style:text-line-through-style="solid" style:text-line-through-width="auto" style:text-line-through-color="font-color" style:text-line-through-mode="continuous" style:text-line-through-type="single"/>
    </style:style>
    <style:style style:name="P415" style:parent-style-name="Standard" style:family="paragraph">
      <style:text-properties style:text-line-through-style="solid" style:text-line-through-width="auto" style:text-line-through-color="font-color" style:text-line-through-mode="continuous" style:text-line-through-type="single"/>
    </style:style>
    <style:style style:name="P416" style:parent-style-name="Standard" style:family="paragraph">
      <style:text-properties style:text-line-through-style="solid" style:text-line-through-width="auto" style:text-line-through-color="font-color" style:text-line-through-mode="continuous" style:text-line-through-type="single"/>
    </style:style>
    <style:style style:name="P417" style:parent-style-name="Standard" style:family="paragraph">
      <style:text-properties style:text-line-through-style="solid" style:text-line-through-width="auto" style:text-line-through-color="font-color" style:text-line-through-mode="continuous" style:text-line-through-type="single"/>
    </style:style>
    <style:style style:name="T418" style:parent-style-name="DefaultParagraphFont" style:family="text">
      <style:text-properties style:text-line-through-style="solid" style:text-line-through-width="auto" style:text-line-through-color="font-color" style:text-line-through-mode="continuous" style:text-line-through-type="single"/>
    </style:style>
    <style:style style:name="T419" style:parent-style-name="DefaultParagraphFont" style:family="text">
      <style:text-properties style:text-line-through-style="solid" style:text-line-through-width="auto" style:text-line-through-color="font-color" style:text-line-through-mode="continuous" style:text-line-through-type="single"/>
    </style:style>
    <style:style style:name="P420" style:parent-style-name="Standard" style:family="paragraph">
      <style:text-properties style:text-line-through-style="solid" style:text-line-through-width="auto" style:text-line-through-color="font-color" style:text-line-through-mode="continuous" style:text-line-through-type="single"/>
    </style:style>
    <style:style style:name="P421" style:parent-style-name="Standard" style:family="paragraph">
      <style:text-properties style:text-line-through-style="solid" style:text-line-through-width="auto" style:text-line-through-color="font-color" style:text-line-through-mode="continuous" style:text-line-through-type="single"/>
    </style:style>
    <style:style style:name="P422" style:parent-style-name="Standard" style:family="paragraph">
      <style:text-properties style:text-line-through-style="solid" style:text-line-through-width="auto" style:text-line-through-color="font-color" style:text-line-through-mode="continuous" style:text-line-through-type="single"/>
    </style:style>
    <style:style style:name="T423" style:parent-style-name="DefaultParagraphFont" style:family="text">
      <style:text-properties style:text-line-through-style="solid" style:text-line-through-width="auto" style:text-line-through-color="font-color" style:text-line-through-mode="continuous" style:text-line-through-type="single"/>
    </style:style>
    <style:style style:name="P424" style:parent-style-name="Textbody" style:family="paragraph">
      <style:paragraph-properties fo:margin-bottom="0in"/>
      <style:text-properties style:font-name="Verdana, Arial, 'Trebuchet MS'" fo:color="#000000" fo:font-size="10.5pt" style:font-size-asian="10.5pt"/>
    </style:style>
    <style:style style:name="P425" style:parent-style-name="Textbody" style:family="paragraph">
      <style:paragraph-properties fo:margin-bottom="0in"/>
      <style:text-properties style:font-name="Verdana, Arial, 'Trebuchet MS'" fo:color="#000000" fo:font-size="10.5pt" style:font-size-asian="10.5pt"/>
    </style:style>
    <style:style style:name="P426" style:parent-style-name="Textbody" style:family="paragraph">
      <style:paragraph-properties fo:margin-bottom="0in"/>
      <style:text-properties style:font-name="Verdana, Arial, 'Trebuchet MS'" fo:color="#000000" fo:font-size="10.5pt" style:font-size-asian="10.5pt"/>
    </style:style>
    <style:style style:name="P427" style:parent-style-name="Textbody" style:family="paragraph">
      <style:paragraph-properties fo:margin-bottom="0in"/>
      <style:text-properties style:font-name="Verdana, Arial, 'Trebuchet MS'" fo:color="#000000" fo:font-size="10.5pt" style:font-size-asian="10.5pt"/>
    </style:style>
  </office:automatic-styles>
  <office:body>
    <office:text text:use-soft-page-breaks="true">
      <text:p text:style-name="P1">Guiguts PP Process Checklist</text:p>
      <text:p text:style-name="Standard"/>
      <text:p text:style-name="Standard"/>
      <text:p text:style-name="Standard">This checklist is made for use with Guiguts and refers to Guiguts commands and menu items. For versions 0.2 or earlier, see Guiguts PP Process Checklist<text:s/>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text:s/>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T2">projectID522798ae543e0</text:span></text:p>
      <text:p text:style-name="Standard"><text:s text:c="8"/><text:span text:style-name="T3">read the project forum page, note any issues proofers raised.</text:span></text:p>
      <text:p text:style-name="P4">subcribe to forum page</text:p>
      <text:p text:style-name="P5"><text:s text:c="4"/>Make a project folder, e.g. (Win) C:\dp\pp\bookname or (Mac/Linux) /dp/pp/bookname</text:p>
      <text:p text:style-name="P6">Create checklist</text:p>
      <text:p text:style-name="P7">Create Git</text:p>
      <text:p text:style-name="P8"><text:s text:c="4"/>Download the text and images files and unpack in new folder:</text:p>
      <text:p text:style-name="P9"><text:s text:c="8"/>Text to bookname.txt.</text:p>
      <text:p text:style-name="P10"><text:s text:c="8"/>page images (nnn.png) in subfolder pngs</text:p>
      <text:p text:style-name="P11"><text:s text:c="8"/>hi-res illustration scans (imagenn.png) in subfolder originals</text:p>
      <text:p text:style-name="P12"><text:s text:c="8"/>empty subfolder images.</text:p>
      <text:p text:style-name="Standard"><text:tab/></text:p>
      <text:p text:style-name="Standard"/>
      <text:p text:style-name="P13">Check for<text:s/>guiguts updates</text:p>
      <text:p text:style-name="P14"/>
      <text:p text:style-name="P15">Check textfile for problematic proofernames</text:p>
      <text:p text:style-name="P16"/>
      <text:p text:style-name="P17"><text:s text:c="4"/>make sure file separators end in a hyphen</text:p>
      <text:p text:style-name="P18"><text:s text:c="4"/>Search for:</text:p>
      <text:p text:style-name="P19"/>
      <text:p text:style-name="P20"><text:s text:c="4"/>(-----File(.*)[^-]$)</text:p>
      <text:p text:style-name="P21"/>
      <text:p text:style-name="P22"><text:s text:c="4"/>and replace with:</text:p>
      <text:p text:style-name="P23"/>
      <text:p text:style-name="P24"><text:s text:c="4"/>$1-----</text:p>
      <text:p text:style-name="P25"/>
      <text:p text:style-name="P26"><text:s text:c="4"/>check proofer names for problematic characters</text:p>
      <text:p text:style-name="P27"><text:s text:c="4"/>Search for:</text:p>
      <text:p text:style-name="P28"/>
      <text:p text:style-name="P29"><text:s/><text:s text:c="3"/>(-----File: [a-z0-9]+\.png.*)\.(.*\-+$)</text:p>
      <text:p text:style-name="P30"/>
      <text:p text:style-name="P31"><text:s text:c="4"/>and replace with:</text:p>
      <text:p text:style-name="P32"/>
      <text:p text:style-name="P33"><text:s text:c="4"/>$1_$2</text:p>
      <text:p text:style-name="P34"/>
      <text:p text:style-name="P35"><text:s text:c="4"/>if any of the page separators got changed:</text:p>
      <text:p text:style-name="P36"><text:s text:c="8"/>save the file and close it</text:p>
      <text:p text:style-name="P37"><text:s text:c="8"/>delete the corresponding .bin file</text:p>
      <text:p text:style-name="P38"><text:s text:c="8"/>reopen the file and save it again</text:p>
      <text:p text:style-name="Standard"/>
      <text:p text:style-name="Standard"/>
      <text:p text:style-name="P39">2.<text:s/>Sequential Inspection of Text (4-20 hr.)</text:p>
      <text:p text:style-name="P40"/>
      <text:p text:style-name="P4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42"/>
      <text:p text:style-name="P43">Either way, be sure to turn on automatic scanno highlighting before starting during this pass.</text:p>
      <text:p text:style-name="P44"/>
      <text:p text:style-name="P45">Done</text:p>
      <text:p text:style-name="P46"/>
      <text:p text:style-name="P47">Check for:</text:p>
      <text:p text:style-name="P48"/>
      <text:p text:style-name="P49"><text:s text:c="4"/>Proper markup of<text:s/>&lt;i&gt;italic&lt;/i&gt; and &lt;b&gt;bold&lt;/b&gt;.</text:p>
      <text:p text:style-name="P50"/>
      <text:p text:style-name="P51"><text:s text:c="4"/>Watch for punctuation wrongly contained in markups, such as &lt;i&gt;(ibid.&lt;/i&gt; or &lt;b&gt;Subtopic.&lt;/b&gt;.</text:p>
      <text:p text:style-name="P52"/>
      <text:p text:style-name="P53"><text:s text:c="4"/>Proper markup of Greek and other transliterations (content check later)</text:p>
      <text:p text:style-name="P54"><text:s text:c="4"/>Block material all marked in some fashion:</text:p>
      <text:p text:style-name="P55"><text:s/><text:s text:c="7"/>poetry, misc. tabular in /* */</text:p>
      <text:p text:style-name="P56"><text:s text:c="8"/>block quotes in /# #/</text:p>
      <text:p text:style-name="P57"><text:s text:c="8"/>Fix block markups that cross page boundaries now or in the next step</text:p>
      <text:p text:style-name="P58"><text:s text:c="4"/>Figures properly in [Illustration: caption]</text:p>
      <text:p text:style-name="P59"><text:s text:c="8"/>check: caption text agrees with List of Illustrations (if any)</text:p>
      <text:p text:style-name="P60"><text:s text:c="8"/>consistent spelling, abbreviation, capitalization in captions</text:p>
      <text:p text:style-name="P61"><text:s text:c="4"/>Fix Footnotes, Illustrations still inside a paragraph.</text:p>
      <text:p text:style-name="P62"><text:s text:c="8"/>move outside paragraph to next or prior page as appropriate</text:p>
      <text:p text:style-name="P63"><text:s text:c="8"/>don't worry about duplicate footnote<text:s/>number/symbol now</text:p>
      <text:p text:style-name="P64"><text:s text:c="8"/>sidenotes handled later</text:p>
      <text:p text:style-name="P65"><text:s text:c="4"/>Make notes of things that will need attention in the HTML:</text:p>
      <text:p text:style-name="P66"><text:s text:c="8"/>Author cross-references like "(p. 150)" and "see page 222" that should become links.</text:p>
      <text:p text:style-name="P67"><text:s text:c="8"/>How the editor laid out special sections 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T68"><text:s/>Use the Search menu to step through all /* */ blocks.</text:span></text:p>
      <text:p text:style-name="P69"><text:s text:c="8"/>check for a blank line before and after markup</text:p>
      <text:p text:style-name="P70"><text:s text:c="8"/>make sure correct type of markup used</text:p>
      <text:p text:style-name="P71"><text:s text:c="8"/>close-up where broken at page boundaries</text:p>
      <text:p text:style-name="P72"><text:s text:c="8"/>apply specific indent value if desired</text:p>
      <text:p text:style-name="P73"><text:s text:c="8"/>convert poetry from /*..*/ to /P..P/</text:p>
      <text:soft-page-break/>
      <text:p text:style-name="P74"><text:s text:c="8"/>make sure poetry line numbers are at least two spaces to the right of the line.</text:p>
      <text:p text:style-name="Standard"/>
      <text:p text:style-name="P75"/>
      <text:p text:style-name="P76"><text:s text:c="4"/>Use the Search menu to step through all /#..#/ blocks</text:p>
      <text:p text:style-name="P77"><text:s text:c="8"/>check for a blank line before and after markup</text:p>
      <text:p text:style-name="P78"><text:s text:c="8"/>make sure correct type of markup used</text:p>
      <text:p text:style-name="P79"><text:s text:c="8"/>close-up where broken at page boundaries</text:p>
      <text:p text:style-name="P80"><text:s text:c="8"/>check consistent indentation of block text</text:p>
      <text:p text:style-name="P81"><text:s text:c="8"/>apply specific margin values if desired</text:p>
      <text:p text:style-name="P82"/>
      <text:p text:style-name="P83"><text:s text:c="4"/>Use Find Orphaned Brackets and Find Orphaned Markup to check and correct orphans of each type in turn. Do not omit the lowly parenthesis, often mis-scanned as curly-brace.</text:p>
      <text:p text:style-name="Standard"/>
      <text:p text:style-name="P84"><text:s text:c="7"/>resolve proofer's notes, which are indicated by asterisks<text:s/>[** this is a proofer's note]</text:p>
      <text:p text:style-name="Standard"/>
      <text:p text:style-name="P85"><text:s text:c="4"/>Use Search Menu, Search for Asterisks w/o slash, keep clicking "Search" to check all asterisks in document.</text:p>
      <text:p text:style-name="P86"><text:s text:c="8"/>look for malformed thought-breaks (5 stars)</text:p>
      <text:p text:style-name="Standard"/>
      <text:p text:style-name="Standard"/>
      <text:p text:style-name="Standard">4. Basic Fixup (10 min.)</text:p>
      <text:p text:style-name="P87"/>
      <text:p text:style-name="P88"><text:s text:c="4"/>Run Fixup with all options<text:s/>checked.</text:p>
      <text:p text:style-name="P89"><text:tab/>Check diffs to see if you agree with all the changes</text:p>
      <text:p text:style-name="Standard"><text:s text:c="2"/><text:span text:style-name="T90"><text:s text:c="2"/>Run Remove end of line spaces</text:span></text:p>
      <text:p text:style-name="Standard"/>
      <text:p text:style-name="Standard">5. Format Front Matter (15 min.)</text:p>
      <text:p text:style-name="Standard"/>
      <text:p text:style-name="P91"><text:s text:c="4"/>Format the title page, preserving as much of the original material as possible. Protect in /X...X/ (no rewrap, no indent) or /F...F/ (the same, except that it will be centered in the html version).</text:p>
      <text:p text:style-name="Standard"/>
      <text:p text:style-name="P92"><text:s text:c="4"/>Edit the TOC. Find each matching chapter head; make sure heads are 1:1 with TOC. Protect TOC with /X...X/.</text:p>
      <text:p text:style-name="P93"/>
      <text:p text:style-name="P94"><text:s text:c="4"/>If book has illustrations, edit or create List of<text:s/>Illustrations (Note: this is not a requirement). Make sure it is 1:1 with [Illustration] captions. Protect with /X...X/.</text:p>
      <text:p text:style-name="Standard"/>
      <text:p text:style-name="P95">6. Edit Transliterations (0-? hr.)</text:p>
      <text:p text:style-name="P96"/>
      <text:p text:style-name="P97"><text:s text:c="4"/>Use Search Menu, Find Transliterations (which searches for a left-bracket followed by anything<text:s/>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T98">Sort out page labels first</text:span></text:p>
      <text:p text:style-name="P99"><text:s text:c="4"/>Run Fix Page Separators to<text:s/>remove visible page separators</text:p>
      <text:p text:style-name="P100">Check diffs</text:p>
      <text:p text:style-name="P101">Sort [Blank page]s</text:p>
      <text:p text:style-name="P102"/>
      <text:p text:style-name="P103"><text:s text:c="4"/>Use Search Menu, Search for Asterisks w/o slash, keep clicking "Search" to check all asterisks in document.</text:p>
      <text:p text:style-name="Standard"/>
      <text:p text:style-name="Standard">8. Apply Word-Frequency Checks (10-60 min.)</text:p>
      <text:p text:style-name="Standard"/>
      <text:p text:style-name="Standard">Open the Word Frequency report.<text:s/>Double click on a word to search for it.</text:p>
      <text:p text:style-name="Standard"/>
      <text:p text:style-name="Standard"><text:s/><text:span text:style-name="T104"><text:s text:c="3"/>Set the Frq switch; click All Words. List is now sorted by word frequency; scroll to the end and skim up the list of words that only appear 1 time looking for oddities and obvious misspellings.</text:span></text:p>
      <text:p text:style-name="P105"><text:s text:c="4"/>Click Character Cnts.</text:p>
      <text:p text:style-name="P106"><text:s text:c="8"/>Note characters that appear only once, check usage.</text:p>
      <text:p text:style-name="P107"><text:s text:c="8"/>Check for equal counts of left &amp; right parens and brackets.</text:p>
      <text:p text:style-name="P108"><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T109">Click Emdashes. This shows words with emdashes in them as well as similar words without emdashes (aka: suspec</text:span><text:span text:style-name="T110">ts) marked with ****. Check suspects against the text and page images. Preserve author's intent even when inconsistent. Hint: Enable the Suspects flag and click Emdashes again to see only suspects words.</text:span></text:p>
      <text:p text:style-name="Standard"/>
      <text:p text:style-name="Standard"><text:s text:c="3"/><text:span text:style-name="T111"><text:s/>Click Hyphens. Same as Emdashes above but for H</text:span><text:span text:style-name="T112">yphens.</text:span></text:p>
      <text:p text:style-name="Standard"><text:s text:c="4"/><text:span text:style-name="T113">Click Alpha/num. Scan list for one/ell and oh/zero errors.</text:span></text:p>
      <text:p text:style-name="Standard"><text:s text:c="4"/><text:span text:style-name="T114">Click ALL CAPS. Scan list looking for oddities.</text:span></text:p>
      <text:p text:style-name="Standard"><text:s text:c="4"/><text:span text:style-name="T115">Click MiXeD CasE. Scan list looking for letters such as o that sometimes OCR wrongly as uppercase. Oh/zero errors can show up her</text:span><text:span text:style-name="T116">e, too.</text:span></text:p>
      <text:p text:style-name="Standard"><text:s text:c="4"/><text:span text:style-name="T117">Click Check Accents. Scan list looking for mistakes, inconsistent usages.</text:span></text:p>
      <text:p text:style-name="Standard"><text:s text:c="4"/><text:span text:style-name="T118">Click Check , Upper. Scan list for comma-for-period errors.</text:span></text:p>
      <text:p text:style-name="Standard"><text:s text:c="4"/><text:span text:style-name="T119">Click Check . Lower. Scan list for period-for-comma errors.</text:span></text:p>
      <text:p text:style-name="Standard"><text:s text:c="4"/><text:span text:style-name="T120">Click Ital/Bold/SC. Scan list for inco</text:span><text:span text:style-name="T121">rrect or inconsistent use of italics, bold face, and small caps.</text:span></text:p>
      <text:p text:style-name="Standard"><text:s text:c="4"/><text:span text:style-name="T122">Click Ligatures. Scan list for incorrect or inconsistent use of ae and oe ligatures.</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23"><text:s text:c="4"/>If you have installed Jeebies, use Fixup&gt; Run Jeebies and examine its report of possible he/be errors.</text:p>
      <text:p text:style-name="P124"><text:s text:c="4"/>Start scanno searching based on eng-common.rc. Work through the list.</text:p>
      <text:p text:style-name="P125">work through list and<text:s/>swap terms</text:p>
      <text:p text:style-name="Standard"><text:s text:c="2"/><text:span text:style-name="T126"><text:s text:c="2"/>Apply scanno searching based on misspelled.rc. Work through the list.</text:span></text:p>
      <text:p text:style-name="Standard"><text:s text:c="4"/><text:span text:style-name="T127">Apply scanno searching based on regex.rc. Work through the list.</text:span></text:p>
      <text:p text:style-name="Standard"/>
      <text:p text:style-name="P128">10. Apply Gutcheck (10-45 min.)</text:p>
      <text:p text:style-name="P129"/>
      <text:p text:style-name="P130">Start the Gutcheck Process.</text:p>
      <text:p text:style-name="P131"/>
      <text:p text:style-name="P132"><text:s text:c="4"/>Work through the list, correcting<text:s/>as appropriate.</text:p>
      <text:p text:style-name="Standard"/>
      <text:p text:style-name="P133">11. Apply Spellcheck (30-90 min.)</text:p>
      <text:p text:style-name="P134"/>
      <text:p text:style-name="P135">Start the spellcheck process.</text:p>
      <text:p text:style-name="P136"><text:tab/>Add goodwords.txt</text:p>
      <text:p text:style-name="P137"/>
      <text:soft-page-break/>
      <text:p text:style-name="P138"><text:s text:c="4"/>Proceed through the document, correcting words or adding them to the project dictionary as appropriate.</text:p>
      <text:p text:style-name="Standard"/>
      <text:p text:style-name="P139">12. Fix Sidenotes (0-? hr.)</text:p>
      <text:p text:style-name="P140"/>
      <text:p text:style-name="P141">Read the<text:s/>discussion. Step through sidenotes with: Search&amp;Replace of [S, not regex, not whole word, ignore case. Click Search to find each Sidenote.</text:p>
      <text:p text:style-name="P142"/>
      <text:p text:style-name="P143"><text:s text:c="4"/>Compare to page image. Move note above paragraph if feasible.</text:p>
      <text:p text:style-name="P144"><text:s text:c="4"/>Otherwise, position it above the sentence to which it applies, with blank lines to prevent rewrapping if you decide that is best.</text:p>
      <text:p text:style-name="P145"/>
      <text:p text:style-name="P146">13. Fix Footnotes (0-? hr.) (10 footnotes)</text:p>
      <text:p text:style-name="P147"/>
      <text:p text:style-name="P148">Read the discussion and follow the steps on this page.</text:p>
      <text:p text:style-name="Standard"/>
      <text:p text:style-name="P149">14. Fix Poetry Line Numbers (0-20 min.)</text:p>
      <text:p text:style-name="P150"/>
      <text:p text:style-name="P151">If the book has poetry that<text:s/>uses line numbers, read this page and align the line numbers consistently.</text:p>
      <text:p text:style-name="Standard"/>
      <text:p text:style-name="P152">15. Check balanced markup</text:p>
      <text:p text:style-name="P153"/>
      <text:p text:style-name="P154">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55"/>
      <text:p text:style-name="P156"><text:s text:c="4"/>Correct the error and click search until no more are found.</text:p>
      <text:p text:style-name="Standard"/>
      <text:h text:style-name="P157" text:outline-level="3">15a. Consider page numbers and curly quotes.</text:h>
      <text:p text:style-name="P15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59">2. Consider whether you want curly<text:s/>quotes in both the utf8.txt version and in the html version. If so, then now is the time to put them in, before the split in step 16.</text:p>
      <text:p text:style-name="Standard"/>
      <text:p text:style-name="P160"/>
      <text:p text:style-name="P161">** Add transcriber's note.</text:p>
      <text:p text:style-name="Standard"/>
      <text:p text:style-name="P162">16. Save Edited Markup (2 min.)</text:p>
      <text:p text:style-name="P163"/>
      <text:p text:style-name="P164"><text:s text:c="4"/>Save any unsaved changes in bookname.txt.</text:p>
      <text:p text:style-name="P165"><text:s text:c="4"/>Use File&gt;Save As to make bookname.html</text:p>
      <text:p text:style-name="P166"/>
      <text:p text:style-name="P167"><text:s text:c="4"/>This will be the starting file for the HTML version. You can also use it as fallback in case you mess up and need to start the following steps over.</text:p>
      <text:p text:style-name="Standard"/>
      <text:p text:style-name="Standard"><text:s text:c="4"/><text:span text:style-name="T168">Re-open bookname.txt.</text:span></text:p>
      <text:p text:style-name="Standard"/>
      <text:p text:style-name="P169"/>
      <text:soft-page-break/>
      <text:p text:style-name="P170">17. Convert &lt;tb&gt;, Italic, Bold, and Smallcap (10 min.)</text:p>
      <text:p text:style-name="P171"/>
      <text:p text:style-name="P172"/>
      <text:p text:style-name="P173">These steps are for the text document; HTML treated below.</text:p>
      <text:p text:style-name="P174"/>
      <text:p text:style-name="P175"><text:s text:c="4"/>Fix &lt;tb&gt; markup for the text version: In the Text Processing menu, select "Convert &lt;tb&gt; to asterisk break" which converts all in one step. (Note: you will not see the Text<text:s/>Processing menu if version or earlier.)</text:p>
      <text:p text:style-name="P176"/>
      <text:p text:style-name="P177"><text:s text:c="8"/>Interactive replace: menu/Search -&gt; Search &amp; Replace to replace interactively: Search field, &lt;tb&gt;; Replace field,</text:p>
      <text:p text:style-name="P178"/>
      <text:p text:style-name="P179"><text:s text:c="15"/>* <text:s text:c="6"/>* <text:s text:c="6"/>* <text:s text:c="6"/>* <text:s text:c="6"/>*</text:p>
      <text:p text:style-name="P180"/>
      <text:p text:style-name="P181"><text:s text:c="8"/>. Use Search and Replace buttons to step through mark up; Rpl All if happy with the operation.</text:p>
      <text:p text:style-name="P182"><text:s text:c="4"/>Fix italics: In the Text Processing menu, select "Convert Italics." Italic markup is replaced with underscores.</text:p>
      <text:p text:style-name="P183"><text:s text:c="8"/>Interactive: Same as &lt;tb&gt;: Search field, &lt;/?i&gt;; Replace, _. Set Regex checkbox.</text:p>
      <text:p text:style-name="P184"><text:s text:c="4"/>Fix bold. Decide if you want to mark bold with =, or $, or by all uppercase.</text:p>
      <text:p text:style-name="P185"><text:s text:c="8"/>For = or $, in the Text Processing menu select Options and set the appropriate character; then select Text Processing &gt; Convert Bold.</text:p>
      <text:p text:style-name="P186"><text:s text:c="8"/>Interactive: As<text:s/>for italics: Search, &lt;/?b&gt;, Replace, =, $ or preferred character.</text:p>
      <text:p text:style-name="P187"><text:s text:c="8"/>For uppercase, use a regex search for &lt;b&gt;(\n?[^&lt;]+)&lt;/b&gt; (&lt;b&gt; then anything including newline up to the first &lt;/b&gt;). Replacement: \U$1\E.</text:p>
      <text:p text:style-name="P188"/>
      <text:p text:style-name="P189"><text:s text:c="4"/>Click Search, then Replace until you are<text:s/>confident it works; then Replace All. Afterward, search for b&gt; and hand-edit any remaining bold.</text:p>
      <text:p text:style-name="P190"/>
      <text:p text:style-name="P191"><text:s text:c="4"/>Uppercase selected small-cap, which proofers have changed to &lt;sc&gt;Title-Cased-Text&lt;/sc&gt;.</text:p>
      <text:p text:style-name="P192"/>
      <text:p text:style-name="P193">PG guidelines say that where only an opening word or phrase of a<text:s/>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94"/>
      <text:p text:style-name="P195"><text:s text:c="4"/>Save the document.</text:p>
      <text:p text:style-name="Standard"/>
      <text:p text:style-name="P196">18. Fix ASCII Tables (0-? hr.)</text:p>
      <text:p text:style-name="P197"/>
      <text:p text:style-name="P198"><text:s text:c="4"/>Use Search&gt;Find Next /**/ Block to step through all tabular material.</text:p>
      <text:p text:style-name="P199"><text:s text:c="8"/>Compare to page image; reformat to best convey author intent.</text:p>
      <text:p text:style-name="P200"><text:s text:c="8"/>For complex tables, use Table Special Effects to reformat.</text:p>
      <text:p text:style-name="P201"/>
      <text:p text:style-name="P202">19. Rewrap and Clear Rewrap Markers (10-30 min.)</text:p>
      <text:p text:style-name="P203"/>
      <text:p text:style-name="P204"><text:s text:c="4"/>Save the file if any unsaved<text:s/>changes.</text:p>
      <text:p text:style-name="P205"><text:s text:c="4"/>Use Edit&gt;Select All then Selection&gt;Rewrap Selection. Wait while rewrap completes.</text:p>
      <text:p text:style-name="P206"><text:s text:c="4"/>Page through entire text, looking for improper indentation. If found, re-open, clicking NO when<text:s/><text:soft-page-break/>asked if you want to save the edits. Find and fix broken rewrap markups. Repeat this step.</text:p>
      <text:p text:style-name="P207"><text:tab/>Right/centre align things</text:p>
      <text:p text:style-name="Standard"/>
      <text:p text:style-name="Standard"/>
      <text:p text:style-name="P208"><text:s text:c="4"/>Open Fixup&gt;Footnote Fixup; tidy up footnotes. See this discussion.</text:p>
      <text:p text:style-name="P209"><text:s text:c="4"/>Remove all rewrap markers: see this page.</text:p>
      <text:p text:style-name="P210"><text:s text:c="4"/>Use Fixup&gt;Remove End-of-line Spaces.</text:p>
      <text:p text:style-name="Standard"><text:s text:c="3"/><text:span text:style-name="T211"><text:s/>Use Fixup&gt;Run Gutcheck and resolve<text:s/></text:span><text:span text:style-name="T212">any new issues.</text:span></text:p>
      <text:p text:style-name="P213"><text:s text:c="4"/>Save the document.</text:p>
      <text:p text:style-name="Standard"/>
      <text:p text:style-name="Standard"/>
      <text:p text:style-name="Standard"/>
      <text:p text:style-name="P214">20. Determine Character Coding (5-60 min.)</text:p>
      <text:p text:style-name="P215"/>
      <text:p text:style-name="Textbody"><text:span text:style-name="T216">WARNING</text:span><text:span text:style-name="T217"> - Before you start</text:span></text:p>
      <text:p text:style-name="P21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text:s/>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body"><text:span text:style-name="T219">Before you spend time creating multiple versions - </text:span><text:span text:style-name="T220">ask for advice</text:span><text:span text:style-name="T221"> from your PP mentor, an experienced PPer/PPVer, or in the forums. If you say what "special" characters you have, then someone will be able to help you decide which text version(s) is most ap</text:span><text:span text:style-name="T222">propriate.</text:span></text:p>
      <text:p text:style-name="Textbody"><text:span text:style-name="T223">End of </text:span><text:span text:style-name="T224">WARNING</text:span></text:p>
      <text:p text:style-name="P225"/>
      <text:p text:style-name="P226"/>
      <text:p text:style-name="P227">Character codes are described here. You need to understand the coding your etext uses.</text:p>
      <text:p text:style-name="P228"/>
      <text:p text:style-name="Standard"><text:span text:style-name="T229">First, apply Fixup &gt; Convert Windows CP 1252 characters to Unicode. This gets rid of any Windows-unique characters but may insert Unicode ch</text:span><text:span text:style-name="T230">aracters in their place.</text:span><text:span text:style-name="T231"> </text:span><text:span text:style-name="T232">[**Probably no longer necessary, but maybe harmless]</text:span></text:p>
      <text:p text:style-name="P233"/>
      <text:p text:style-name="P234">Search with the regex \P{IsASCII} (note uppercase P). If nothing is found, the book now contains only characters from the 7-bit ASCII set and you are done.</text:p>
      <text:p text:style-name="P235"/>
      <text:p text:style-name="P236">If 8-bit characters<text:s/>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37"/>
      <text:p text:style-name="Standard"><text:span text:style-name="T238">If your text has symbols from Latin-1 or Unicode, read or re-read this item of the Gutenberg FAQ. This section and this one in DP's post-processing FAQ have additional information<text:s/></text:span><text:span text:style-name="T239">about characters sets and when to make more than one text version.</text:span><text:span text:style-name="T240">Note that the above-mentioned PG documentation is old, and that PG now create "lower" versions, such as the ASCII version automatically from the Latin-1 version you upload.</text:span><text:span text:style-name="T241"><text:s text:c="2"/>Decide if you wi</text:span><text:span text:style-name="T242">ll upload a single version or if you should do the division into ASCII and high-bit versions. If you will do it, then:</text:span></text:p>
      <text:p text:style-name="P243"/>
      <text:p text:style-name="P244"><text:s text:c="4"/>Use File&gt;Save As to "fork" your single document into versions:</text:p>
      <text:p text:style-name="P245"/>
      <text:soft-page-break/>
      <text:p text:style-name="P246"><text:s text:c="4"/>bookname-asc for a pure-ASCII version;</text:p>
      <text:p text:style-name="P247"><text:s text:c="4"/>bookname-lt1 for a version with Latin-1 accented characters;</text:p>
      <text:p text:style-name="P248"><text:s text:c="4"/>and/or bookname-utf8 for a version that has Unicode characters.</text:p>
      <text:p text:style-name="P249"/>
      <text:p text:style-name="P250">Note that the "-asc" and so forth should not replace the normal .txt at the end of the file name. You will end up with files named bookname-utf8.txt, etc., under this naming scheme.</text:p>
      <text:p text:style-name="P251"/>
      <text:p text:style-name="P252"><text:s text:c="4"/>Open bookname-asc.</text:p>
      <text:p text:style-name="P253"><text:s text:c="4"/>Search with the regex \P{IsASCII} (note uppercase P) to step through each character not 7-bit ASCII</text:p>
      <text:p text:style-name="P254"><text:s text:c="4"/>Replace each, using some consistent substitution scheme (for example, ['e] for é, etc.).</text:p>
      <text:p text:style-name="P255"><text:s text:c="4"/>Add a "Transcriber's Note" to the head of the text to document your substitution scheme.</text:p>
      <text:p text:style-name="P256"><text:s text:c="4"/>In a similar manner, search bookname-lt1 for Unicode characters and replace them with Latin-1 equivalents. Add a "Transcriber's Note" to document the substitutions.</text:p>
      <text:p text:style-name="P257"/>
      <text:p text:style-name="P258">Pure-ASCII etext bookname-asc and optional Latin-1 bookname-lt1 and bookname-utf8 are ready to upload!</text:p>
      <text:p text:style-name="P259"/>
      <text:p text:style-name="P260">Run gutcheck (if any changes)</text:p>
      <text:p text:style-name="P261">Run PPTxt and sort errors.</text:p>
      <text:p text:style-name="P262"/>
      <text:p text:style-name="Standard">Upload for smooth reading</text:p>
      <text:p text:style-name="Standard"/>
      <text:p text:style-name="P263">22. Process Hi-resolution Images (? hr.)</text:p>
      <text:p text:style-name="P264"/>
      <text:p text:style-name="P265">If the project<text:s/>manager provided high-resolution scans of the images in the text, use an image-processing program such as The Gimp or Adobe Photoshop Elements to optimize them—see the wiki topic. You can do this before, during, or after HTML conversion. For each image:</text:p>
      <text:p text:style-name="P266"/>
      <text:p text:style-name="P267"><text:s/><text:s text:c="3"/>Load image from the originals folder (see step 1)</text:p>
      <text:p text:style-name="P268"><text:s text:c="4"/>Straighten it (almost all scanned images are off-perpendicular; some are trapezoidal owing to the page not being flat on the scan window).</text:p>
      <text:p text:style-name="P269"><text:s text:c="4"/>Crop it to remove all redundant white space and borders<text:s/>(provide margins and borders with CSS styling of the &lt;img&gt; markup).</text:p>
      <text:p text:style-name="P270"><text:s text:c="4"/>Correct the contrast (you must have calibrated your monitor, see this page).</text:p>
      <text:p text:style-name="P271"><text:s text:c="4"/>Sharpen.</text:p>
      <text:p text:style-name="P272"><text:s text:c="4"/>Correct any major scratches, freckles, dirt, etc.</text:p>
      <text:p text:style-name="P273"><text:s text:c="4"/>Save in the subfolder images using appropriate type:</text:p>
      <text:p text:style-name="P274"><text:s text:c="8"/>Line drawings in .png at 8 bits per pixel (not the default 24-bit RGB format).</text:p>
      <text:p text:style-name="P275"><text:s text:c="8"/>Photographs as .jpg with an appropriate compression level such as (Photoshop) level 6.</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
      <text:p text:style-name="P276">** search for 'the the' and 'as as' and correct + add to corrections</text:p>
      <text:p text:style-name="Standard"><text:s text:c="4"/><text:span text:style-name="T277">If you will insert visible page numbers or anchors at page boundaries, then configure the page labels before proceeding</text:span></text:p>
      <text:p text:style-name="Standard"><text:s text:c="2"/><text:span text:style-name="T278"><text:s text:c="2"/>Check the footnotes and mo</text:span><text:span text:style-name="T279">ve them to the Landing Zones you have decided on, as described in the PPTools/Guiguts/Footnotes. (Footnotes have been moved to paragraph end; for HTML move to<text:s/></text:span><text:soft-page-break/><text:span text:style-name="T280">end of chapters)</text:span></text:p>
      <text:p text:style-name="Standard"><text:s text:c="4"/><text:span text:style-name="T281">It is preferable for the source line-breaks to match the book; however HTML<text:s/></text:span><text:span text:style-name="T282">poetry markup won't work unless /P..P/ sections have been rewrapped. If the book has much poetry, rewrap it all; else select and rewrap poetry sections individually.</text:span></text:p>
      <text:p text:style-name="Standard"><text:s text:c="4"/><text:span text:style-name="T283">Don't remove the rewrap markers. These are needed for generation of proper HTML.</text:span></text:p>
      <text:p text:style-name="P284"><text:s text:c="4"/>Open the HTML Palette and set optional switches as desired.</text:p>
      <text:p text:style-name="P285"><text:s text:c="4"/>Apply Automatic HTML conversion and wait while it completes.</text:p>
      <text:p text:style-name="P286"><text:s text:c="4"/>Save the file and open it in a browser.</text:p>
      <text:p text:style-name="P287"><text:s text:c="4"/>Scroll through looking for systematic errors. (Title pages, tables, etc. will look terrible; no matter). If automatic conversion messed up, delete the file and start this step over with the backup file.</text:p>
      <text:p text:style-name="P288"><text:s text:c="4"/>Page through the book looking for text that was not handled well by automatic HTML generation, in particular:</text:p>
      <text:p text:style-name="P289">Search and repair $1</text:p>
      <text:p text:style-name="P290">Front matter</text:p>
      <text:p text:style-name="P291">End matter.</text:p>
      <text:p text:style-name="P292"><text:s text:c="8"/>Tables.</text:p>
      <text:p text:style-name="P293"><text:s text:c="8"/>Tables of Contents and Indexes, which are best formatted using unsigned lists, rather than the markup Guiguts generates for /$..$/. http://www.pgdp.net/wiki/User:Windymilla/Tables_for_ToCs</text:p>
      <text:p text:style-name="P294"><text:s text:c="8"/>Illustrations.</text:p>
      <text:p text:style-name="P295">Check outline for heading levels</text:p>
      <text:p text:style-name="P296"><text:s/>- add title=”” to h3 etc. tags that shouldn't be in TOC</text:p>
      <text:p text:style-name="P297">Alter CSS for style of book</text:p>
      <text:p text:style-name="P298">Check &lt;hr /&gt;s</text:p>
      <text:p text:style-name="P299">Format transcriber's notes</text:p>
      <text:p text:style-name="Standard"/>
      <text:p text:style-name="P300"><text:s text:c="4"/>Use the element-markup buttons in the HTML Palette to mark up these areas. Use regex replacements to make systematic changes.</text:p>
      <text:p text:style-name="P301"><text:s text:c="4"/>Open the file in one or more web browsers (Internet Explorer and at least one other such as Firefox or Netscape) using the "View in Browser" button. Page through the entire book.</text:p>
      <text:p text:style-name="P302"><text:s text:c="8"/>Where you see a problem, make a correction in Guiguts, save the file, and click the "reload" button in each browser.</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303">Dropcaps</text:p>
      <text:p text:style-name="P304">Page numbers - create self-links</text:p>
      <text:p text:style-name="P305"><text:tab/>Use regex<text:s/>cookbook but alter to have href in existing &lt;a&gt;</text:p>
      <text:p text:style-name="Standard"/>
      <text:p text:style-name="Standard"/>
      <text:p text:style-name="Standard"/>
      <text:p text:style-name="Standard"><text:s text:c="3"/><text:span text:style-name="T306">21. Prepare HTML Edition (4-? hr.)</text:span></text:p>
      <text:list text:style-name="LFO1" text:continue-numbering="true">
        <text:list-item>
          <text:p text:style-name="P307"><text:span text:style-name="T308">Open </text:span><text:span text:style-name="T309">bookname</text:span><text:span text:style-name="T310">.html</text:span><text:span text:style-name="T311"> that was saved in step 16.</text:span></text:p>
        </text:list-item>
        <text:list-item>
          <text:p text:style-name="P312"><text:span text:style-name="T313">If you will insert visible page numbers or anchors at page boundaries, then configure the</text:span><text:a xlink:href="http://www.pgdp.net/wiki/PPTools/Guiguts/Page_Labels#Setting_Page_Labels" office:target-frame-name="_top" xlink:show="replace"><text:span text:style-name="T314">page labels</text:span></text:a><text:span text:style-name="T315"> before proceeding</text:span></text:p>
        </text:list-item>
        <text:list-item>
          <text:p text:style-name="P316"><text:span text:style-name="T317">Check the footnotes and move them to the Landing Zones you have decided on, as described in the </text:span><text:a xlink:href="http://www.pgdp.net/wiki/PPTools/Guiguts/Footnotes" office:target-frame-name="_top" xlink:show="replace"><text:span text:style-name="T318">PPTo</text:span><text:span text:style-name="T319">ols/Guiguts/Footnotes</text:span></text:a><text:span text:style-name="T320">.</text:span></text:p>
        </text:list-item>
        <text:list-item>
          <text:p text:style-name="P321">It is preferable for the source line-breaks to match the book; however HTML poetry markup won't work unless /P..P/ sections have been rewrapped. If the book has much poetry, rewrap it all; else select and rewrap poetry sections<text:s/>individually.</text:p>
        </text:list-item>
        <text:list-item>
          <text:p text:style-name="P322">Don't remove the rewrap markers. These are needed for generation of proper HTML.</text:p>
        </text:list-item>
        <text:list-item>
          <text:p text:style-name="P323"><text:span text:style-name="T324">Open the </text:span><text:a xlink:href="http://www.pgdp.net/wiki/PPTools/Guiguts/HTML" office:target-frame-name="_top" xlink:show="replace"><text:span text:style-name="T325">HTML Palette</text:span></text:a><text:span text:style-name="T326"> and set optional switches as desired.</text:span></text:p>
        </text:list-item>
        <text:list-item>
          <text:p text:style-name="P327"><text:span text:style-name="T328">Apply </text:span><text:a xlink:href="http://www.pgdp.net/wiki/PPTools/Guiguts/HTML#Autogenerating_HTML" office:target-frame-name="_top" xlink:show="replace"><text:span text:style-name="T329">Automatic HTML conversion</text:span></text:a><text:span text:style-name="T330"> and wait while it completes.</text:span></text:p>
        </text:list-item>
        <text:list-item>
          <text:p text:style-name="P331">Save the file and open it in a browser.</text:p>
        </text:list-item>
        <text:list-item>
          <text:p text:style-name="P332">Scroll through looking for systematic errors. (Title pages, tables, etc. will look terrible; no matter). If automatic conversion messed up, delete the file and start this step over with the backup file.</text:p>
        </text:list-item>
        <text:list-item>
          <text:p text:style-name="P333">Page through the book looking for text that was not handled well by automatic HTML generation, in particular:</text:p>
          <text:list text:continue-numbering="true">
            <text:list-item>
              <text:p text:style-name="P334">Title pages.</text:p>
            </text:list-item>
            <text:list-item>
              <text:p text:style-name="P335">Tables.</text:p>
            </text:list-item>
            <text:list-item>
              <text:p text:style-name="P336"><text:span text:style-name="T337">Ta</text:span><text:span text:style-name="T338">bles of Contents and Indexes, which are best formatted using unsigned lists, rather than the markup Guiguts generates for </text:span><text:span text:style-name="T339">/$..$/</text:span><text:span text:style-name="T340">.</text:span></text:p>
            </text:list-item>
            <text:list-item>
              <text:p text:style-name="P341">End matter</text:p>
            </text:list-item>
            <text:list-item>
              <text:p text:style-name="P342">reformat front matter to remove &lt;p&gt; for sentences</text:p>
            </text:list-item>
            <text:list-item>
              <text:p text:style-name="P343">Illustrations. (sideways f)</text:p>
            </text:list-item>
            <text:list-item>
              <text:p text:style-name="P344">illustration links to larger image</text:p>
            </text:list-item>
          </text:list>
        </text:list-item>
        <text:list-item>
          <text:p text:style-name="P345"><text:span text:style-name="T346">Us</text:span><text:span text:style-name="T347">e the </text:span><text:a xlink:href="http://www.pgdp.net/wiki/PPTools/Guiguts/HTML#Inserting_HTML_Element_by_Element" office:target-frame-name="_top" xlink:show="replace"><text:span text:style-name="T348">element-markup buttons</text:span></text:a><text:span text:style-name="T349"> in the HTML Palette to mark up these areas. Use regex replacements to make systematic changes.</text:span></text:p>
        </text:list-item>
        <text:list-item>
          <text:p text:style-name="P350">Format CSS for headings etc.</text:p>
        </text:list-item>
        <text:list-item>
          <text:p text:style-name="P351">Open the file in one or more web browsers (Internet Explorer and at least one other such as Firefox or Netscape) using the "View in Browser" button. Page through the entire book.</text:p>
          <text:list text:continue-numbering="true">
            <text:list-item>
              <text:p text:style-name="P352">Where you see a problem, make a correction in Guiguts, save the file, and click the<text:s/>"reload" button in each browser.</text:p>
            </text:list-item>
          </text:list>
        </text:list-item>
        <text:list-item>
          <text:p text:style-name="P353"><text:span text:style-name="T354">Hyperlink page references in text, TOC, and index (discussed </text:span><text:a xlink:href="http://www.pgdp.net/wiki/PPTools/Guiguts/HTML#Hyperlinking_Page_Numbers" office:target-frame-name="_top" xlink:show="replace"><text:span text:style-name="T355">here</text:span></text:a><text:span text:style-name="T356">).</text:span></text:p>
        </text:list-item>
        <text:list-item>
          <text:p text:style-name="P35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358"><text:span text:style-name="T359">If there is a cover image for</text:span><text:span text:style-name="T360"><text:s/>e-readers supplied with the project, or you are creating one yourself, you can find information on what is needed in your HTML in the </text:span><text:a xlink:href="http://www.pgdp.net/wiki/The_Proofreader%27s_Guide_to_EPUB#Cover_Page" office:target-frame-name="_top" xlink:show="replace"><text:span text:style-name="T361">Proofreaders' Guide to EPUB</text:span></text:a><text:span text:style-name="T362"> or the</text:span><text:a xlink:href="http://www.pgdp.net/wiki/PP_guide_to_cover_pages" office:target-frame-name="_top" xlink:show="replace"><text:span text:style-name="T363">PP guide to cover pages</text:span></text:a><text:span text:style-name="T364">.</text:span></text:p>
        </text:list-item>
        <text:list-item>
          <text:p text:style-name="P365">Use the "Find orphaned markup" button on the HTML Palette to find any mismatched html markup in the file.</text:p>
          <text:list text:continue-numbering="true">
            <text:list-item>
              <text:p text:style-name="P366">Note: The search will stop on any nested spans, even though<text:s/>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367"><text:span text:style-name="T368">Apply the </text:span><text:a xlink:href="http://www.pgdp.net/wiki/PPTools/Guiguts/HTML#Using_the_Link_Checker" office:target-frame-name="_top" xlink:show="replace"><text:span text:style-name="T369">Link Checker</text:span></text:a><text:span text:style-name="T370"> and correct all issues found.</text:span></text:p>
        </text:list-item>
        <text:list-item>
          <text:p text:style-name="P371"><text:span text:style-name="T372">Apply </text:span><text:a xlink:href="http://www.pgdp.net/wiki/PPTools/Guiguts/HTML#Using_HTML_Tidy" office:target-frame-name="_top" xlink:show="replace"><text:span text:style-name="T373">Tidy</text:span></text:a><text:span text:style-name="T374">.</text:span></text:p>
        </text:list-item>
        <text:list-item>
          <text:p text:style-name="P375"><text:span text:style-name="T376">Use the W3C Validate and W3C CSS Validate buttons to check the correctness of HTML and CSS. Alternatively, open the </text:span><text:a xlink:href="http://validator.w3.org/" office:target-frame-name="_top" xlink:show="replace"><text:span text:style-name="T377">WC3 Validator</text:span></text:a><text:span text:style-name="T378">, upload the file, and correct the nits it picks. Be sure to use bo</text:span><text:span text:style-name="T379">th the HTML and CSS validators. There are reports that the buttons do not pick up all the errors found by the web site so the final checks should be done on the web site.</text:span></text:p>
        </text:list-item>
        <text:list-item>
          <text:p text:style-name="P380">Use ppvimage</text:p>
        </text:list-item>
      </text:list>
      <text:p text:style-name="P381"/>
      <text:h text:style-name="P382" text:outline-level="1">Front cover</text:h>
      <text:p text:style-name="P383">Only if you created or modified the cover, you need to add<text:s/>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text:s/>etc. Use whatever you normally do for TNs. Then it defines a covernote class which will make your note hidden and not displayed. The @media block then overrides this for handheld devices, so your note will be displayed on them.</text:p>
      <text:soft-page-break/>
      <text:p text:style-name="P384">div.tnotes {background-color: #eeeeee; border: 1px solid black; padding: 1em;}</text:p>
      <text:p text:style-name="P385">.covernote {visibility: hidden; display: none;}</text:p>
      <text:p text:style-name="P386">@media handheld {</text:p>
      <text:p text:style-name="P387"><text:span text:style-name="T388"><text:s text:c="2"/></text:span><text:span text:style-name="T389">.covernote {visibility: visible; display: block;}</text:span></text:p>
      <text:p text:style-name="P390">}</text:p>
      <text:p text:style-name="P391">It may be that your main TN is at the end of the book, and the epub cover TN is the<text:s/>only one that is required at the front. In this case, you can use the covernote class on the whole div (immediately after &lt;body&gt;), as follows.</text:p>
      <text:p text:style-name="P392">&lt;div class="tnotes covernote"&gt;</text:p>
      <text:p text:style-name="P393"><text:span text:style-name="T394"><text:s text:c="2"/></text:span><text:span text:style-name="T395">&lt;p&gt;The cover image was created by the transcriber and is placed in the public do</text:span><text:span text:style-name="T396">main.&lt;/p&gt;</text:span></text:p>
      <text:p text:style-name="P397">&lt;/div&gt;</text:p>
      <text:p text:style-name="P398">However, if you have other notes that you want to appear at the front of the book, you will want the div to be displayed, but just the cover image paragraph hidden, something like this:</text:p>
      <text:p text:style-name="P399">&lt;div class="tnotes"&gt;</text:p>
      <text:p text:style-name="P400"><text:span text:style-name="T401"><text:s text:c="2"/></text:span><text:span text:style-name="T402">&lt;p&gt;Transcriber's Notes&lt;/p&gt;</text:span></text:p>
      <text:p text:style-name="P403"><text:span text:style-name="T404"><text:s text:c="2"/></text:span><text:span text:style-name="T405">&lt;</text:span><text:span text:style-name="T406">p class="covernote"&gt;The cover image was created by the transcriber and is placed in the public domain.&lt;/p&gt;</text:span></text:p>
      <text:p text:style-name="P407"><text:span text:style-name="T408"><text:s text:c="2"/></text:span><text:span text:style-name="T409">&lt;p&gt;Other information readers require before reading the book...&lt;/p&gt;</text:span></text:p>
      <text:p text:style-name="P410">&lt;/div&gt;</text:p>
      <text:p text:style-name="Textbody"><text:span text:style-name="T411">To view in your browser what the TN will look like in the epub version, </text:span><text:span text:style-name="T412">temporarily</text:span><text:span text:style-name="T413"> change "@media handheld" to "@media all" in the CSS above - don't forget to change it back!</text:span></text:p>
      <text:p text:style-name="P414"/>
      <text:p text:style-name="P415">** Create transcriber's note</text:p>
      <text:p text:style-name="Standard"/>
      <text:p text:style-name="Standard">Format to look like original:</text:p>
      <text:p text:style-name="P416">**hide page numbers</text:p>
      <text:p text:style-name="P417">** chapter headings.</text:p>
      <text:p text:style-name="Standard"><text:span text:style-name="T418">**<text:s/></text:span><text:a xlink:href="http://www.pgdp.net/wiki/Accessibility_Recipes/Dropcaps" office:target-frame-name="_top" xlink:show="replace"><text:span text:style-name="T419">Drop caps.</text:span></text:a></text:p>
      <text:p text:style-name="P420">** correspondence</text:p>
      <text:p text:style-name="P421">** Thought breaks to match image</text:p>
      <text:p text:style-name="P422">** footnotes</text:p>
      <text:p text:style-name="Standard"><text:a xlink:href="http://www.pgdp.net/wiki/Accessibility_Recipes/Footnotes" office:target-frame-name="_top" xlink:show="replace"><text:span text:style-name="T423">Make footnotes accessible</text:span></text:a></text:p>
      <text:p text:style-name="Standard"><text:a xlink:href="http://www.pgdp.net/wiki/Accessibility_Recipes/Emphasis" office:target-frame-name="_top" xlink:show="replace">Change &lt;i&gt; and &lt;b&gt; to appropriate markup</text:a></text:p>
      <text:p text:style-name="Standard"><text:a xlink:href="http://www.pgdp.net/wiki/The_Proofreader's_Guide_to_EPUB#How_to_Author_HTML_That_Converts_Gracefully_to_EPUB" office:target-frame-name="_top" xlink:show="replace">Change 'width=px' in img to CSS with @media screen classes<text:s/></text:a></text:p>
      <text:p text:style-name="Standard">Change HR margins<text:s/>http://www.pgdp.net/wiki/Easy_Epub/HRs</text:p>
      <text:p text:style-name="Standard"/>
      <text:list text:style-name="LFO1" text:continue-numbering="true">
        <text:list-item>
          <text:p text:style-name="P424">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425">Use the Image Check button to check the correctness of links to images.</text:p>
        </text:list-item>
        <text:list-item>
          <text:p text:style-name="P426">Use the Check All button to run all of the above checks, especially if you make any further changes. Always run these checks one more time before submitting.</text:p>
        </text:list-item>
        <text:list-item>
          <text:p text:style-name="P427"/>
        </text:list-item>
      </text:list>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p text:style-name="Standard"><text:s text:c="4"/>Apply the Link Checker and correct all issues found.</text:p>
      <text:p text:style-name="Standard"><text:s text:c="4"/>Apply Tidy.</text:p>
      <text:soft-page-break/>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text:p>
      <text:p text:style-name="Standard"/>
      <text:p text:style-name="Standard"/>
      <text:p text:style-name="Standard"><text:s text:c="4"/>Page through entire HTML book making sure that each image is being loaded<text:s/>correctly. Test each thumbnail if used.</text:p>
      <text:p text:style-name="Standard"/>
      <text:p text:style-name="Standard"><text:a xlink:href="http://www.pgdp.net/wiki/Accessible_HTML_eBooks#Tools" office:target-frame-name="_top" xlink:show="replace">Do accessibility checks</text:a></text:p>
      <text:p text:style-name="Standard"/>
      <text:p text:style-name="Standard">Do ePub checks</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text:p>
      <text:p text:style-name="Standard"/>
      <text:p text:style-name="Standard"><text:s text:c="8"/>Do not include the original images or the page images; do not include any work files or<text:s/>scratch files or auto-backup editions. If you have been told to upload directly to the Gutenberg site for a whitewasher, do not include the .bin file(s). All filenames should contain lowercase letters only.</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text:s/>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text:s/>Verification.</text:p>
      <text:soft-page-break/>
      <text:p text:style-name="Standard"><text:s text:c="4"/>On the next page, write comments noting any unusual features of the book.</text:p>
      <text:p text:style-name="Standard"/>
      <text:p text:style-name="Standard"><text:s text:c="4"/>Especially note the character code (7-bit, Latin-1, or Unicode) of the single .txt file, or the differences between multiple etext files.</text:p>
      <text:p text:style-name="Standard"/>
      <text:p text:style-name="Standard"><text:s text:c="4"/>use the Browse<text:s/>button to navigate to the zipped file. Wait while it uploads, which can take quite a while.</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NSimSun"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mma Wright</meta:initial-creator>
    <dc:creator>Gemma</dc:creator>
    <meta:creation-date>2012-04-15T18:06:00Z</meta:creation-date>
    <dc:date>2016-02-03T21:46:00Z</dc:date>
    <meta:template xlink:href="Normal.dotm" xlink:type="simple"/>
    <meta:editing-cycles>133</meta:editing-cycles>
    <meta:editing-duration>PT9780S</meta:editing-duration>
    <meta:document-statistic meta:page-count="13" meta:paragraph-count="65" meta:word-count="4872" meta:character-count="32583" meta:row-count="231" meta:non-whitespace-character-count="27776"/>
  </office:meta>
</office:document-meta>
</file>